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Standard" style:family="paragraph">
      <style:paragraph-properties fo:text-align="center"/>
      <style:text-properties fo:font-size="14pt" style:font-size-asian="14pt"/>
    </style:style>
    <style:style style:name="P3" style:parent-style-name="Paragraphedeliste" style:family="paragraph"/>
    <style:style style:name="P4" style:parent-style-name="Standard" style:family="paragraph">
      <style:paragraph-properties fo:text-align="center"/>
      <style:text-properties fo:font-size="14pt" style:font-size-asian="14pt"/>
    </style:style>
    <style:style style:name="P5" style:parent-style-name="Standard" style:family="paragraph">
      <style:paragraph-properties fo:text-align="center"/>
      <style:text-properties fo:font-size="14pt" style:font-size-asian="14pt"/>
    </style:style>
    <style:style style:name="P6" style:parent-style-name="Paragraphedeliste" style:family="paragraph"/>
    <style:style style:name="P7" style:parent-style-name="Paragraphedeliste" style:family="paragraph"/>
    <style:style style:name="P8" style:parent-style-name="Standard" style:family="paragraph">
      <style:paragraph-properties fo:text-align="center"/>
      <style:text-properties fo:font-size="14pt" style:font-size-asian="14pt"/>
    </style:style>
    <style:style style:name="P9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0" style:parent-style-name="Paragraphedeliste" style:family="paragraph"/>
    <style:style style:name="P11" style:parent-style-name="Standard" style:family="paragraph">
      <style:paragraph-properties fo:text-align="center"/>
      <style:text-properties fo:font-size="14pt" style:font-size-asian="14pt"/>
    </style:style>
    <style:style style:name="P12" style:parent-style-name="Standard" style:family="paragraph">
      <style:paragraph-properties fo:text-align="center"/>
      <style:text-properties fo:font-size="14pt" style:font-size-asian="14pt"/>
    </style:style>
    <style:style style:name="P13" style:parent-style-name="Paragraphedeliste" style:family="paragraph"/>
    <style:style style:name="P14" style:parent-style-name="Paragraphedeliste" style:family="paragraph"/>
    <style:style style:name="P15" style:parent-style-name="Standard" style:family="paragraph">
      <style:paragraph-properties fo:text-align="center"/>
      <style:text-properties fo:font-size="14pt" style:font-size-asian="14pt"/>
    </style:style>
    <style:style style:name="P16" style:parent-style-name="Standard" style:family="paragraph">
      <style:paragraph-properties fo:text-align="center"/>
      <style:text-properties fo:font-size="14pt" style:font-size-asian="14pt"/>
    </style:style>
    <style:style style:name="P17" style:parent-style-name="Paragraphedeliste" style:family="paragraph"/>
    <style:style style:name="P18" style:parent-style-name="Standard" style:family="paragraph">
      <style:paragraph-properties fo:text-align="center"/>
      <style:text-properties fo:font-size="14pt" style:font-size-asian="14pt"/>
    </style:style>
    <style:style style:name="P19" style:parent-style-name="Standard" style:family="paragraph">
      <style:paragraph-properties fo:text-align="center"/>
      <style:text-properties fo:font-size="14pt" style:font-size-asian="14pt"/>
    </style:style>
    <style:style style:name="P20" style:parent-style-name="Paragraphedeliste" style:family="paragraph"/>
    <style:style style:name="P21" style:parent-style-name="Standard" style:family="paragraph">
      <style:paragraph-properties fo:text-align="center"/>
      <style:text-properties fo:font-size="14pt" style:font-size-asian="14pt"/>
    </style:style>
    <style:style style:name="P22" style:parent-style-name="Standard" style:family="paragraph">
      <style:paragraph-properties fo:text-align="center"/>
      <style:text-properties fo:font-size="14pt" style:font-size-asian="14pt"/>
    </style:style>
    <style:style style:name="P23" style:parent-style-name="Paragraphedeliste" style:family="paragraph"/>
    <style:style style:name="P24" style:parent-style-name="Paragraphedeliste" style:family="paragraph"/>
    <style:style style:name="P25" style:parent-style-name="Standard" style:family="paragraph">
      <style:paragraph-properties fo:text-align="center"/>
      <style:text-properties fo:font-size="14pt" style:font-size-asian="14pt"/>
    </style:style>
    <style:style style:name="P26" style:parent-style-name="Standard" style:family="paragraph">
      <style:paragraph-properties fo:text-align="center"/>
      <style:text-properties fo:font-size="14pt" style:font-size-asian="14pt"/>
    </style:style>
    <style:style style:name="P27" style:parent-style-name="Paragraphedeliste" style:family="paragraph"/>
    <style:style style:name="P28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9" style:parent-style-name="Paragraphedeliste" style:family="paragraph"/>
    <style:style style:name="P30" style:parent-style-name="Standard" style:family="paragraph">
      <style:paragraph-properties fo:text-align="center"/>
      <style:text-properties fo:font-size="14pt" style:font-size-asian="14pt"/>
    </style:style>
    <style:style style:name="P31" style:parent-style-name="Standard" style:family="paragraph">
      <style:paragraph-properties fo:text-align="center"/>
      <style:text-properties fo:font-size="14pt" style:font-size-asian="14pt"/>
    </style:style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Paragraphedeliste" style:family="paragraph"/>
    <style:style style:name="P36" style:parent-style-name="Paragraphedeliste" style:family="paragraph"/>
    <style:style style:name="P37" style:parent-style-name="Paragraphedeliste" style:family="paragraph"/>
    <style:style style:name="P38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9" style:parent-style-name="Paragraphedeliste" style:family="paragraph"/>
    <style:style style:name="P40" style:parent-style-name="Standard" style:family="paragraph">
      <style:paragraph-properties fo:text-align="center"/>
      <style:text-properties fo:font-size="14pt" style:font-size-asian="14pt"/>
    </style:style>
    <style:style style:name="P41" style:parent-style-name="Standard" style:family="paragraph">
      <style:paragraph-properties fo:text-align="center"/>
      <style:text-properties fo:font-size="14pt" style:font-size-asian="14pt"/>
    </style:style>
    <style:style style:name="P42" style:parent-style-name="Paragraphedeliste" style:family="paragraph"/>
    <style:style style:name="P43" style:parent-style-name="Paragraphedeliste" style:family="paragraph"/>
    <style:style style:name="P4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45" style:parent-style-name="Paragraphedeliste" style:family="paragraph"/>
    <style:style style:name="P46" style:parent-style-name="Standard" style:family="paragraph">
      <style:paragraph-properties fo:text-align="center"/>
      <style:text-properties fo:font-size="14pt" style:font-size-asian="14pt"/>
    </style:style>
    <style:style style:name="P47" style:parent-style-name="Standard" style:family="paragraph">
      <style:paragraph-properties fo:text-align="center"/>
      <style:text-properties fo:font-size="14pt" style:font-size-asian="14pt"/>
    </style:style>
    <style:style style:name="P48" style:parent-style-name="Paragraphedeliste" style:family="paragraph"/>
    <style:style style:name="P49" style:parent-style-name="Paragraphedeliste" style:family="paragraph"/>
    <style:style style:name="P5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51" style:parent-style-name="Paragraphedeliste" style:family="paragraph"/>
    <style:style style:name="P52" style:parent-style-name="Standard" style:family="paragraph">
      <style:paragraph-properties fo:text-align="center"/>
      <style:text-properties fo:font-size="14pt" style:font-size-asian="14pt"/>
    </style:style>
    <style:style style:name="P53" style:parent-style-name="Standard" style:family="paragraph">
      <style:paragraph-properties fo:text-align="center"/>
      <style:text-properties fo:font-size="14pt" style:font-size-asian="14pt"/>
    </style:style>
    <style:style style:name="P54" style:parent-style-name="Paragraphedeliste" style:family="paragraph"/>
    <style:style style:name="P55" style:parent-style-name="Paragraphedeliste" style:family="paragraph"/>
    <style:style style:name="P56" style:parent-style-name="Paragraphedeliste" style:family="paragraph"/>
    <style:style style:name="P57" style:parent-style-name="Paragraphedeliste" style:family="paragraph"/>
    <style:style style:name="P58" style:parent-style-name="Standard" style:family="paragraph">
      <style:paragraph-properties fo:text-align="center"/>
      <style:text-properties fo:font-size="14pt" style:font-size-asian="14pt"/>
    </style:style>
    <style:style style:name="P59" style:parent-style-name="Standard" style:family="paragraph">
      <style:paragraph-properties fo:text-align="center"/>
      <style:text-properties fo:font-size="14pt" style:font-size-asian="14pt"/>
    </style:style>
    <style:style style:name="P60" style:parent-style-name="Paragraphedeliste" style:family="paragraph"/>
    <style:style style:name="P6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62" style:parent-style-name="Paragraphedeliste" style:family="paragraph"/>
    <style:style style:name="P63" style:parent-style-name="Standard" style:family="paragraph">
      <style:paragraph-properties fo:text-align="center"/>
      <style:text-properties fo:font-size="14pt" style:font-size-asian="14pt"/>
    </style:style>
    <style:style style:name="P64" style:parent-style-name="Standard" style:family="paragraph">
      <style:paragraph-properties fo:text-align="center"/>
      <style:text-properties fo:font-size="14pt" style:font-size-asian="14pt"/>
    </style:style>
    <style:style style:name="P65" style:parent-style-name="Paragraphedeliste" style:family="paragraph"/>
    <style:style style:name="P66" style:parent-style-name="Paragraphedeliste" style:family="paragraph"/>
    <style:style style:name="P6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68" style:parent-style-name="Paragraphedeliste" style:family="paragraph"/>
    <style:style style:name="P69" style:parent-style-name="Standard" style:family="paragraph">
      <style:paragraph-properties fo:text-align="center"/>
      <style:text-properties fo:font-size="14pt" style:font-size-asian="14pt"/>
    </style:style>
    <style:style style:name="P70" style:parent-style-name="Standard" style:family="paragraph">
      <style:paragraph-properties fo:text-align="center"/>
      <style:text-properties fo:font-size="14pt" style:font-size-asian="14pt"/>
    </style:style>
    <style:style style:name="P71" style:parent-style-name="Paragraphedeliste" style:family="paragraph"/>
    <style:style style:name="P72" style:parent-style-name="Paragraphedeliste" style:family="paragraph"/>
    <style:style style:name="P73" style:parent-style-name="Paragraphedeliste" style:family="paragraph"/>
    <style:style style:name="P74" style:parent-style-name="Paragraphedeliste" style:family="paragraph"/>
    <style:style style:name="P75" style:parent-style-name="Paragraphedeliste" style:family="paragraph"/>
    <style:style style:name="P76" style:parent-style-name="Paragraphedeliste" style:family="paragraph"/>
    <style:style style:name="P7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78" style:parent-style-name="Paragraphedeliste" style:family="paragraph"/>
    <style:style style:name="P79" style:parent-style-name="Standard" style:family="paragraph">
      <style:paragraph-properties fo:text-align="center"/>
      <style:text-properties fo:font-size="14pt" style:font-size-asian="14pt"/>
    </style:style>
    <style:style style:name="P80" style:parent-style-name="Standard" style:family="paragraph">
      <style:paragraph-properties fo:text-align="center"/>
      <style:text-properties fo:font-size="14pt" style:font-size-asian="14pt"/>
    </style:style>
    <style:style style:name="P81" style:parent-style-name="Paragraphedeliste" style:family="paragraph"/>
    <style:style style:name="P82" style:parent-style-name="Paragraphedeliste" style:family="paragraph"/>
    <style:style style:name="P83" style:parent-style-name="Paragraphedeliste" style:family="paragraph"/>
    <style:style style:name="P84" style:parent-style-name="Standard" style:family="paragraph">
      <style:paragraph-properties fo:text-align="center"/>
      <style:text-properties fo:font-size="14pt" style:font-size-asian="14pt"/>
    </style:style>
    <style:style style:name="P85" style:parent-style-name="Standard" style:family="paragraph">
      <style:paragraph-properties fo:text-align="center"/>
      <style:text-properties fo:font-size="14pt" style:font-size-asian="14pt"/>
    </style:style>
    <style:style style:name="P86" style:parent-style-name="Paragraphedeliste" style:family="paragraph"/>
    <style:style style:name="P87" style:parent-style-name="Standard" style:family="paragraph">
      <style:paragraph-properties fo:text-align="center"/>
      <style:text-properties fo:font-size="14pt" style:font-size-asian="14pt"/>
    </style:style>
    <style:style style:name="P88" style:parent-style-name="Standard" style:family="paragraph">
      <style:paragraph-properties fo:text-align="center"/>
      <style:text-properties fo:font-size="14pt" style:font-size-asian="14pt"/>
    </style:style>
    <style:style style:name="P89" style:parent-style-name="Paragraphedeliste" style:family="paragraph"/>
    <style:style style:name="P90" style:parent-style-name="Standard" style:family="paragraph">
      <style:paragraph-properties fo:text-align="center"/>
      <style:text-properties fo:font-size="14pt" style:font-size-asian="14pt"/>
    </style:style>
    <style:style style:name="P91" style:parent-style-name="Standard" style:family="paragraph">
      <style:paragraph-properties fo:text-align="center"/>
      <style:text-properties fo:font-size="14pt" style:font-size-asian="14pt"/>
    </style:style>
    <style:style style:name="P92" style:parent-style-name="Paragraphedeliste" style:family="paragraph"/>
    <style:style style:name="P93" style:parent-style-name="Paragraphedeliste" style:family="paragraph"/>
    <style:style style:name="P94" style:parent-style-name="Paragraphedeliste" style:family="paragraph"/>
    <style:style style:name="P95" style:parent-style-name="Standard" style:family="paragraph">
      <style:paragraph-properties fo:text-align="center"/>
      <style:text-properties fo:font-size="14pt" style:font-size-asian="14pt"/>
    </style:style>
    <style:style style:name="P96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97" style:parent-style-name="Paragraphedeliste" style:family="paragraph"/>
    <style:style style:name="P98" style:parent-style-name="Paragraphedeliste" style:family="paragraph"/>
    <style:style style:name="P99" style:parent-style-name="Standard" style:family="paragraph">
      <style:paragraph-properties fo:text-align="center"/>
      <style:text-properties fo:font-size="14pt" style:font-size-asian="14pt"/>
    </style:style>
    <style:style style:name="P100" style:parent-style-name="Standard" style:family="paragraph">
      <style:paragraph-properties fo:text-align="center"/>
      <style:text-properties fo:font-size="14pt" style:font-size-asian="14pt"/>
    </style:style>
    <style:style style:name="P101" style:parent-style-name="Paragraphedeliste" style:family="paragraph"/>
    <style:style style:name="P102" style:parent-style-name="Paragraphedeliste" style:family="paragraph"/>
    <style:style style:name="P103" style:parent-style-name="Paragraphedeliste" style:family="paragraph"/>
    <style:style style:name="P104" style:parent-style-name="Paragraphedeliste" style:family="paragraph"/>
    <style:style style:name="P105" style:parent-style-name="Paragraphedeliste" style:family="paragraph"/>
    <style:style style:name="P106" style:parent-style-name="Paragraphedeliste" style:family="paragraph"/>
    <style:style style:name="P107" style:parent-style-name="Paragraphedeliste" style:family="paragraph"/>
    <style:style style:name="P108" style:parent-style-name="Paragraphedeliste" style:family="paragraph">
      <style:paragraph-properties fo:text-align="center"/>
      <style:text-properties fo:font-size="14pt" style:font-size-asian="14pt"/>
    </style:style>
    <style:style style:name="P109" style:parent-style-name="Paragraphedeliste" style:family="paragraph"/>
    <style:style style:name="P110" style:parent-style-name="Paragraphedeliste" style:family="paragraph"/>
    <style:style style:name="P111" style:parent-style-name="Standard" style:family="paragraph">
      <style:paragraph-properties fo:text-align="center"/>
      <style:text-properties fo:font-size="14pt" style:font-size-asian="14pt"/>
    </style:style>
    <style:style style:name="P112" style:parent-style-name="Standard" style:family="paragraph">
      <style:paragraph-properties fo:text-align="center"/>
      <style:text-properties fo:font-size="14pt" style:font-size-asian="14pt"/>
    </style:style>
    <style:style style:name="P113" style:parent-style-name="Paragraphedeliste" style:family="paragraph"/>
    <style:style style:name="P114" style:parent-style-name="Paragraphedeliste" style:family="paragraph"/>
    <style:style style:name="P115" style:parent-style-name="Paragraphedeliste" style:family="paragraph"/>
    <style:style style:name="P116" style:parent-style-name="Paragraphedeliste" style:family="paragraph"/>
    <style:style style:name="P117" style:parent-style-name="Paragraphedeliste" style:family="paragraph"/>
    <style:style style:name="P118" style:parent-style-name="Paragraphedeliste" style:family="paragraph"/>
    <style:style style:name="P119" style:parent-style-name="Paragraphedeliste" style:family="paragraph"/>
    <style:style style:name="P120" style:parent-style-name="Paragraphedeliste" style:family="paragraph"/>
    <style:style style:name="P121" style:parent-style-name="Paragraphedeliste" style:family="paragraph"/>
    <style:style style:name="P122" style:parent-style-name="Paragraphedeliste" style:family="paragraph">
      <style:paragraph-properties fo:text-align="center"/>
      <style:text-properties fo:font-size="14pt" style:font-size-asian="14pt"/>
    </style:style>
    <style:style style:name="P123" style:parent-style-name="Paragraphedeliste" style:family="paragraph"/>
    <style:style style:name="P124" style:parent-style-name="Standard" style:family="paragraph">
      <style:paragraph-properties fo:text-align="center"/>
      <style:text-properties fo:font-size="14pt" style:font-size-asian="14pt"/>
    </style:style>
    <style:style style:name="P125" style:parent-style-name="Standard" style:family="paragraph">
      <style:paragraph-properties fo:text-align="center"/>
      <style:text-properties fo:font-size="14pt" style:font-size-asian="14pt"/>
    </style:style>
    <style:style style:name="P126" style:parent-style-name="Paragraphedeliste" style:family="paragraph"/>
    <style:style style:name="P127" style:parent-style-name="Paragraphedeliste" style:family="paragraph"/>
    <style:style style:name="P128" style:parent-style-name="Paragraphedeliste" style:family="paragraph"/>
    <style:style style:name="P129" style:parent-style-name="Paragraphedeliste" style:family="paragraph"/>
    <style:style style:name="P130" style:parent-style-name="Paragraphedeliste" style:family="paragraph"/>
    <style:style style:name="P131" style:parent-style-name="Paragraphedeliste" style:family="paragraph">
      <style:paragraph-properties fo:text-align="center"/>
      <style:text-properties fo:font-size="14pt" style:font-size-asian="14pt"/>
    </style:style>
    <style:style style:name="P132" style:parent-style-name="Paragraphedeliste" style:family="paragraph"/>
    <style:style style:name="P133" style:parent-style-name="Paragraphedeliste" style:family="paragraph"/>
    <style:style style:name="P134" style:parent-style-name="Standard" style:family="paragraph">
      <style:paragraph-properties fo:text-align="center"/>
      <style:text-properties fo:font-size="14pt" style:font-size-asian="14pt"/>
    </style:style>
    <style:style style:name="P135" style:parent-style-name="Standard" style:family="paragraph">
      <style:paragraph-properties fo:text-align="center"/>
      <style:text-properties fo:font-size="14pt" style:font-size-asian="14pt"/>
    </style:style>
    <style:style style:name="P136" style:parent-style-name="Paragraphedeliste" style:family="paragraph"/>
    <style:style style:name="P137" style:parent-style-name="Paragraphedeliste" style:family="paragraph"/>
    <style:style style:name="P138" style:parent-style-name="Paragraphedeliste" style:family="paragraph"/>
    <style:style style:name="P139" style:parent-style-name="Paragraphedeliste" style:family="paragraph"/>
    <style:style style:name="P140" style:parent-style-name="Paragraphedeliste" style:family="paragraph"/>
    <style:style style:name="P141" style:parent-style-name="Paragraphedeliste" style:family="paragraph"/>
    <style:style style:name="P142" style:parent-style-name="Paragraphedeliste" style:family="paragraph"/>
    <style:style style:name="P143" style:parent-style-name="Paragraphedeliste" style:family="paragraph"/>
    <style:style style:name="P144" style:parent-style-name="Paragraphedeliste" style:family="paragraph"/>
    <style:style style:name="P145" style:parent-style-name="Paragraphedeliste" style:family="paragraph"/>
    <style:style style:name="P146" style:parent-style-name="Paragraphedeliste" style:family="paragraph"/>
    <style:style style:name="P147" style:parent-style-name="Standard" style:family="paragraph">
      <style:paragraph-properties fo:text-align="center"/>
      <style:text-properties fo:font-size="14pt" style:font-size-asian="14pt"/>
    </style:style>
    <style:style style:name="P148" style:parent-style-name="Standard" style:family="paragraph">
      <style:paragraph-properties fo:text-align="center"/>
      <style:text-properties fo:font-size="14pt" style:font-size-asian="14pt"/>
    </style:style>
    <style:style style:name="P149" style:parent-style-name="Paragraphedeliste" style:family="paragraph"/>
    <style:style style:name="P150" style:parent-style-name="Paragraphedeliste" style:family="paragraph"/>
    <style:style style:name="P151" style:parent-style-name="Standard" style:family="paragraph">
      <style:paragraph-properties fo:text-align="center"/>
      <style:text-properties fo:font-size="14pt" style:font-size-asian="14pt"/>
    </style:style>
    <style:style style:name="P152" style:parent-style-name="Standard" style:family="paragraph">
      <style:paragraph-properties fo:text-align="center"/>
      <style:text-properties fo:font-size="14pt" style:font-size-asian="14pt"/>
    </style:style>
    <style:style style:name="P153" style:parent-style-name="Paragraphedeliste" style:family="paragraph"/>
    <style:style style:name="P154" style:parent-style-name="Paragraphedeliste" style:family="paragraph"/>
    <style:style style:name="P155" style:parent-style-name="Paragraphedeliste" style:family="paragraph"/>
    <style:style style:name="P156" style:parent-style-name="Paragraphedeliste" style:family="paragraph"/>
    <style:style style:name="P157" style:parent-style-name="Paragraphedeliste" style:family="paragraph"/>
    <style:style style:name="P158" style:parent-style-name="Paragraphedeliste" style:family="paragraph"/>
    <style:style style:name="P159" style:parent-style-name="Paragraphedeliste" style:family="paragraph"/>
    <style:style style:name="P160" style:parent-style-name="Paragraphedeliste" style:family="paragraph"/>
    <style:style style:name="P161" style:parent-style-name="Paragraphedeliste" style:family="paragraph"/>
    <style:style style:name="P162" style:parent-style-name="Paragraphedeliste" style:family="paragraph">
      <style:paragraph-properties fo:text-align="center"/>
      <style:text-properties fo:font-size="14pt" style:font-size-asian="14pt"/>
    </style:style>
    <style:style style:name="P163" style:parent-style-name="Paragraphedeliste" style:family="paragraph"/>
    <style:style style:name="P164" style:parent-style-name="Paragraphedeliste" style:family="paragraph"/>
    <style:style style:name="P165" style:parent-style-name="Standard" style:family="paragraph">
      <style:paragraph-properties fo:text-align="center"/>
      <style:text-properties fo:font-size="14pt" style:font-size-asian="14pt"/>
    </style:style>
    <style:style style:name="P166" style:parent-style-name="Standard" style:family="paragraph">
      <style:paragraph-properties fo:text-align="center"/>
      <style:text-properties fo:font-size="14pt" style:font-size-asian="14pt"/>
    </style:style>
    <style:style style:name="P167" style:parent-style-name="Paragraphedeliste" style:family="paragraph"/>
    <style:style style:name="P168" style:parent-style-name="Paragraphedeliste" style:family="paragraph"/>
    <style:style style:name="P169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70" style:parent-style-name="Paragraphedeliste" style:family="paragraph"/>
    <style:style style:name="P171" style:parent-style-name="Standard" style:family="paragraph">
      <style:paragraph-properties fo:text-align="center"/>
      <style:text-properties fo:font-size="14pt" style:font-size-asian="14pt"/>
    </style:style>
    <style:style style:name="P172" style:parent-style-name="Standard" style:family="paragraph">
      <style:paragraph-properties fo:text-align="center"/>
      <style:text-properties fo:font-size="14pt" style:font-size-asian="14pt"/>
    </style:style>
    <style:style style:name="P173" style:parent-style-name="Paragraphedeliste" style:family="paragraph"/>
    <style:style style:name="P17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75" style:parent-style-name="Paragraphedeliste" style:family="paragraph"/>
    <style:style style:name="P176" style:parent-style-name="Standard" style:family="paragraph">
      <style:paragraph-properties fo:text-align="center"/>
      <style:text-properties fo:font-size="14pt" style:font-size-asian="14pt"/>
    </style:style>
    <style:style style:name="P17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78" style:parent-style-name="Paragraphedeliste" style:family="paragraph"/>
    <style:style style:name="P179" style:parent-style-name="Paragraphedeliste" style:family="paragraph"/>
    <style:style style:name="P180" style:parent-style-name="Paragraphedeliste" style:family="paragraph"/>
    <style:style style:name="P181" style:parent-style-name="Standard" style:family="paragraph">
      <style:paragraph-properties fo:text-align="center"/>
      <style:text-properties fo:font-size="14pt" style:font-size-asian="14pt"/>
    </style:style>
    <style:style style:name="P182" style:parent-style-name="Standard" style:family="paragraph">
      <style:paragraph-properties fo:text-align="center"/>
      <style:text-properties fo:font-size="14pt" style:font-size-asian="14pt"/>
    </style:style>
    <style:style style:name="P183" style:parent-style-name="Paragraphedeliste" style:family="paragraph"/>
    <style:style style:name="P18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85" style:parent-style-name="Paragraphedeliste" style:family="paragraph"/>
    <style:style style:name="P186" style:parent-style-name="Standard" style:family="paragraph">
      <style:paragraph-properties fo:text-align="center"/>
      <style:text-properties fo:font-size="14pt" style:font-size-asian="14pt"/>
    </style:style>
    <style:style style:name="P187" style:parent-style-name="Standard" style:family="paragraph">
      <style:paragraph-properties fo:text-align="center"/>
      <style:text-properties fo:font-size="14pt" style:font-size-asian="14pt"/>
    </style:style>
    <style:style style:name="P188" style:parent-style-name="Paragraphedeliste" style:family="paragraph"/>
    <style:style style:name="P189" style:parent-style-name="Paragraphedeliste" style:family="paragraph"/>
    <style:style style:name="P190" style:parent-style-name="Paragraphedeliste" style:family="paragraph"/>
    <style:style style:name="P191" style:parent-style-name="Paragraphedeliste" style:family="paragraph"/>
    <style:style style:name="P192" style:parent-style-name="Standard" style:family="paragraph">
      <style:paragraph-properties fo:text-align="center"/>
      <style:text-properties fo:font-size="14pt" style:font-size-asian="14pt"/>
    </style:style>
    <style:style style:name="P193" style:parent-style-name="Standard" style:family="paragraph">
      <style:paragraph-properties fo:text-align="center"/>
      <style:text-properties fo:font-size="14pt" style:font-size-asian="14pt"/>
    </style:style>
    <style:style style:name="P194" style:parent-style-name="Paragraphedeliste" style:family="paragraph"/>
    <style:style style:name="P195" style:parent-style-name="Paragraphedeliste" style:family="paragraph"/>
    <style:style style:name="P196" style:parent-style-name="Paragraphedeliste" style:family="paragraph"/>
    <style:style style:name="P197" style:parent-style-name="Paragraphedeliste" style:family="paragraph"/>
    <style:style style:name="P198" style:parent-style-name="Paragraphedeliste" style:family="paragraph"/>
    <style:style style:name="P199" style:parent-style-name="Paragraphedeliste" style:family="paragraph"/>
    <style:style style:name="P200" style:parent-style-name="Paragraphedeliste" style:family="paragraph"/>
    <style:style style:name="P20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02" style:parent-style-name="Paragraphedeliste" style:family="paragraph"/>
    <style:style style:name="P203" style:parent-style-name="Standard" style:family="paragraph">
      <style:paragraph-properties fo:text-align="center"/>
      <style:text-properties fo:font-size="14pt" style:font-size-asian="14pt"/>
    </style:style>
    <style:style style:name="P204" style:parent-style-name="Standard" style:family="paragraph">
      <style:paragraph-properties fo:text-align="center"/>
      <style:text-properties fo:font-size="14pt" style:font-size-asian="14pt"/>
    </style:style>
    <style:style style:name="P205" style:parent-style-name="Paragraphedeliste" style:family="paragraph"/>
    <style:style style:name="P206" style:parent-style-name="Paragraphedeliste" style:family="paragraph"/>
    <style:style style:name="P20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08" style:parent-style-name="Paragraphedeliste" style:family="paragraph"/>
    <style:style style:name="P209" style:parent-style-name="Paragraphedeliste" style:family="paragraph"/>
    <style:style style:name="P210" style:parent-style-name="Paragraphedeliste" style:family="paragraph"/>
    <style:style style:name="P211" style:parent-style-name="Standard" style:family="paragraph">
      <style:paragraph-properties fo:text-align="center"/>
      <style:text-properties fo:font-size="14pt" style:font-size-asian="14pt"/>
    </style:style>
    <style:style style:name="P212" style:parent-style-name="Standard" style:family="paragraph">
      <style:paragraph-properties fo:text-align="center"/>
      <style:text-properties fo:font-size="14pt" style:font-size-asian="14pt"/>
    </style:style>
    <style:style style:name="P213" style:parent-style-name="Paragraphedeliste" style:family="paragraph"/>
    <style:style style:name="P214" style:parent-style-name="Paragraphedeliste" style:family="paragraph"/>
    <style:style style:name="P215" style:parent-style-name="Paragraphedeliste" style:family="paragraph"/>
    <style:style style:name="P216" style:parent-style-name="Paragraphedeliste" style:family="paragraph"/>
    <style:style style:name="P217" style:parent-style-name="Paragraphedeliste" style:family="paragraph"/>
    <style:style style:name="P218" style:parent-style-name="Paragraphedeliste" style:family="paragraph"/>
    <style:style style:name="P219" style:parent-style-name="Paragraphedeliste" style:family="paragraph"/>
    <style:style style:name="P220" style:parent-style-name="Paragraphedeliste" style:family="paragraph"/>
    <style:style style:name="P221" style:parent-style-name="Paragraphedeliste" style:family="paragraph"/>
    <style:style style:name="P222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23" style:parent-style-name="Paragraphedeliste" style:family="paragraph"/>
    <style:style style:name="P224" style:parent-style-name="Paragraphedeliste" style:family="paragraph"/>
    <style:style style:name="P225" style:parent-style-name="Paragraphedeliste" style:family="paragraph"/>
    <style:style style:name="P226" style:parent-style-name="Standard" style:family="paragraph">
      <style:paragraph-properties fo:text-align="center"/>
      <style:text-properties fo:font-size="14pt" style:font-size-asian="14pt"/>
    </style:style>
    <style:style style:name="P227" style:parent-style-name="Standard" style:family="paragraph">
      <style:paragraph-properties fo:text-align="center"/>
      <style:text-properties fo:font-size="14pt" style:font-size-asian="14pt"/>
    </style:style>
    <style:style style:name="P228" style:parent-style-name="Paragraphedeliste" style:family="paragraph"/>
    <style:style style:name="P229" style:parent-style-name="Paragraphedeliste" style:family="paragraph"/>
    <style:style style:name="P230" style:parent-style-name="Paragraphedeliste" style:family="paragraph"/>
    <style:style style:name="P231" style:parent-style-name="Standard" style:family="paragraph">
      <style:paragraph-properties fo:text-align="center"/>
      <style:text-properties fo:font-size="14pt" style:font-size-asian="14pt"/>
    </style:style>
    <style:style style:name="P232" style:parent-style-name="Standard" style:family="paragraph">
      <style:paragraph-properties fo:text-align="center"/>
      <style:text-properties fo:font-size="14pt" style:font-size-asian="14pt"/>
    </style:style>
    <style:style style:name="P233" style:parent-style-name="Paragraphedeliste" style:family="paragraph"/>
    <style:style style:name="P234" style:parent-style-name="Paragraphedeliste" style:family="paragraph"/>
    <style:style style:name="P235" style:parent-style-name="Paragraphedeliste" style:family="paragraph"/>
    <style:style style:name="P236" style:parent-style-name="Paragraphedeliste" style:family="paragraph"/>
    <style:style style:name="P237" style:parent-style-name="Paragraphedeliste" style:family="paragraph"/>
    <style:style style:name="P238" style:parent-style-name="Paragraphedeliste" style:family="paragraph"/>
    <style:style style:name="P239" style:parent-style-name="Paragraphedeliste" style:family="paragraph"/>
    <style:style style:name="P240" style:parent-style-name="Paragraphedeliste" style:family="paragraph"/>
    <style:style style:name="P24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42" style:parent-style-name="Paragraphedeliste" style:family="paragraph"/>
    <style:style style:name="P243" style:parent-style-name="Paragraphedeliste" style:family="paragraph"/>
    <style:style style:name="P244" style:parent-style-name="Paragraphedeliste" style:family="paragraph"/>
    <style:style style:name="P245" style:parent-style-name="Standard" style:family="paragraph">
      <style:paragraph-properties fo:text-align="center"/>
      <style:text-properties fo:font-size="14pt" style:font-size-asian="14pt"/>
    </style:style>
    <style:style style:name="P246" style:parent-style-name="Standard" style:family="paragraph">
      <style:paragraph-properties fo:text-align="center"/>
      <style:text-properties fo:font-size="14pt" style:font-size-asian="14pt"/>
    </style:style>
    <style:style style:name="P247" style:parent-style-name="Paragraphedeliste" style:family="paragraph"/>
    <style:style style:name="P248" style:parent-style-name="Paragraphedeliste" style:family="paragraph"/>
    <style:style style:name="P249" style:parent-style-name="Paragraphedeliste" style:family="paragraph"/>
    <style:style style:name="P250" style:parent-style-name="Paragraphedeliste" style:family="paragraph"/>
    <style:style style:name="P251" style:parent-style-name="Paragraphedeliste" style:family="paragraph"/>
    <style:style style:name="P252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53" style:parent-style-name="Paragraphedeliste" style:family="paragraph"/>
    <style:style style:name="P254" style:parent-style-name="Paragraphedeliste" style:family="paragraph"/>
    <style:style style:name="P255" style:parent-style-name="Paragraphedeliste" style:family="paragraph"/>
    <style:style style:name="P256" style:parent-style-name="Standard" style:family="paragraph">
      <style:paragraph-properties fo:text-align="center"/>
      <style:text-properties fo:font-size="14pt" style:font-size-asian="14pt"/>
    </style:style>
    <style:style style:name="P257" style:parent-style-name="Standard" style:family="paragraph">
      <style:paragraph-properties fo:text-align="center"/>
      <style:text-properties fo:font-size="14pt" style:font-size-asian="14pt"/>
    </style:style>
    <style:style style:name="P258" style:parent-style-name="Paragraphedeliste" style:family="paragraph"/>
    <style:style style:name="P259" style:parent-style-name="Paragraphedeliste" style:family="paragraph"/>
    <style:style style:name="P260" style:parent-style-name="Paragraphedeliste" style:family="paragraph"/>
    <style:style style:name="P261" style:parent-style-name="Standard" style:family="paragraph">
      <style:paragraph-properties fo:text-align="center"/>
      <style:text-properties fo:font-size="14pt" style:font-size-asian="14pt"/>
    </style:style>
    <style:style style:name="P262" style:parent-style-name="Standard" style:family="paragraph">
      <style:paragraph-properties fo:text-align="center"/>
      <style:text-properties fo:font-size="14pt" style:font-size-asian="14pt"/>
    </style:style>
    <style:style style:name="P263" style:parent-style-name="Paragraphedeliste" style:family="paragraph"/>
    <style:style style:name="P264" style:parent-style-name="Standard" style:family="paragraph">
      <style:paragraph-properties fo:text-align="center"/>
      <style:text-properties fo:font-size="14pt" style:font-size-asian="14pt"/>
    </style:style>
    <style:style style:name="P265" style:parent-style-name="Standard" style:family="paragraph">
      <style:paragraph-properties fo:text-align="center"/>
      <style:text-properties fo:font-size="14pt" style:font-size-asian="14pt"/>
    </style:style>
    <style:style style:name="P266" style:parent-style-name="Paragraphedeliste" style:family="paragraph"/>
    <style:style style:name="P26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68" style:parent-style-name="Paragraphedeliste" style:family="paragraph"/>
    <style:style style:name="P269" style:parent-style-name="Paragraphedeliste" style:family="paragraph"/>
    <style:style style:name="P270" style:parent-style-name="Standard" style:family="paragraph">
      <style:paragraph-properties fo:text-align="center"/>
      <style:text-properties fo:font-size="14pt" style:font-size-asian="14pt"/>
    </style:style>
    <style:style style:name="P271" style:parent-style-name="Standard" style:family="paragraph">
      <style:paragraph-properties fo:text-align="center"/>
      <style:text-properties fo:font-size="14pt" style:font-size-asian="14pt"/>
    </style:style>
    <style:style style:name="P272" style:parent-style-name="Paragraphedeliste" style:family="paragraph"/>
    <style:style style:name="P273" style:parent-style-name="Paragraphedeliste" style:family="paragraph"/>
    <style:style style:name="P274" style:parent-style-name="Paragraphedeliste" style:family="paragraph"/>
    <style:style style:name="P275" style:parent-style-name="Paragraphedeliste" style:family="paragraph"/>
    <style:style style:name="P276" style:parent-style-name="Paragraphedeliste" style:family="paragraph"/>
    <style:style style:name="P277" style:parent-style-name="Paragraphedeliste" style:family="paragraph"/>
    <style:style style:name="P278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79" style:parent-style-name="Paragraphedeliste" style:family="paragraph"/>
    <style:style style:name="P280" style:parent-style-name="Paragraphedeliste" style:family="paragraph"/>
    <style:style style:name="P281" style:parent-style-name="Paragraphedeliste" style:family="paragraph"/>
    <style:style style:name="P282" style:parent-style-name="Paragraphedeliste" style:family="paragraph"/>
    <style:style style:name="P283" style:parent-style-name="Paragraphedeliste" style:family="paragraph"/>
    <style:style style:name="P284" style:parent-style-name="Paragraphedeliste" style:family="paragraph"/>
    <style:style style:name="P285" style:parent-style-name="Standard" style:family="paragraph">
      <style:paragraph-properties fo:text-align="center"/>
      <style:text-properties fo:font-size="14pt" style:font-size-asian="14pt"/>
    </style:style>
    <style:style style:name="P286" style:parent-style-name="Standard" style:family="paragraph">
      <style:paragraph-properties fo:text-align="center"/>
      <style:text-properties fo:font-size="14pt" style:font-size-asian="14pt"/>
    </style:style>
    <style:style style:name="P287" style:parent-style-name="Paragraphedeliste" style:family="paragraph"/>
    <style:style style:name="P288" style:parent-style-name="Standard" style:family="paragraph">
      <style:paragraph-properties fo:text-align="center"/>
      <style:text-properties fo:font-size="14pt" style:font-size-asian="14pt"/>
    </style:style>
    <style:style style:name="P289" style:parent-style-name="Standard" style:family="paragraph">
      <style:paragraph-properties fo:text-align="center"/>
      <style:text-properties fo:font-size="14pt" style:font-size-asian="14pt"/>
    </style:style>
    <style:style style:name="P290" style:parent-style-name="Paragraphedeliste" style:family="paragraph"/>
    <style:style style:name="P291" style:parent-style-name="Standard" style:family="paragraph">
      <style:paragraph-properties fo:text-align="center"/>
      <style:text-properties fo:font-size="14pt" style:font-size-asian="14pt"/>
    </style:style>
    <style:style style:name="P292" style:parent-style-name="Standard" style:family="paragraph">
      <style:paragraph-properties fo:text-align="center"/>
      <style:text-properties fo:font-size="14pt" style:font-size-asian="14pt"/>
    </style:style>
    <style:style style:name="P293" style:parent-style-name="Paragraphedeliste" style:family="paragraph"/>
    <style:style style:name="P294" style:parent-style-name="Paragraphedeliste" style:family="paragraph"/>
    <style:style style:name="P295" style:parent-style-name="Paragraphedeliste" style:family="paragraph"/>
    <style:style style:name="P296" style:parent-style-name="Paragraphedeliste" style:family="paragraph"/>
    <style:style style:name="P297" style:parent-style-name="Paragraphedeliste" style:family="paragraph"/>
    <style:style style:name="P298" style:parent-style-name="Paragraphedeliste" style:family="paragraph"/>
    <style:style style:name="P299" style:parent-style-name="Paragraphedeliste" style:family="paragraph"/>
    <style:style style:name="P300" style:parent-style-name="Paragraphedeliste" style:family="paragraph"/>
    <style:style style:name="P301" style:parent-style-name="Paragraphedeliste" style:family="paragraph"/>
    <style:style style:name="P302" style:parent-style-name="Paragraphedeliste" style:family="paragraph"/>
    <style:style style:name="P303" style:parent-style-name="Paragraphedeliste" style:family="paragraph"/>
    <style:style style:name="P304" style:parent-style-name="Paragraphedeliste" style:family="paragraph"/>
    <style:style style:name="P305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06" style:parent-style-name="Paragraphedeliste" style:family="paragraph"/>
    <style:style style:name="P307" style:parent-style-name="Paragraphedeliste" style:family="paragraph"/>
    <style:style style:name="P308" style:parent-style-name="Paragraphedeliste" style:family="paragraph"/>
    <style:style style:name="P309" style:parent-style-name="Standard" style:family="paragraph">
      <style:paragraph-properties fo:text-align="center"/>
      <style:text-properties fo:font-size="14pt" style:font-size-asian="14pt"/>
    </style:style>
    <style:style style:name="P310" style:parent-style-name="Standard" style:family="paragraph">
      <style:paragraph-properties fo:text-align="center"/>
      <style:text-properties fo:font-size="14pt" style:font-size-asian="14pt"/>
    </style:style>
    <style:style style:name="P311" style:parent-style-name="Paragraphedeliste" style:family="paragraph"/>
    <style:style style:name="P312" style:parent-style-name="Paragraphedeliste" style:family="paragraph"/>
    <style:style style:name="P313" style:parent-style-name="Paragraphedeliste" style:family="paragraph"/>
    <style:style style:name="P314" style:parent-style-name="Standard" style:family="paragraph">
      <style:paragraph-properties fo:text-align="center"/>
      <style:text-properties fo:font-size="14pt" style:font-size-asian="14pt"/>
    </style:style>
    <style:style style:name="P315" style:parent-style-name="Standard" style:family="paragraph">
      <style:paragraph-properties fo:text-align="center"/>
      <style:text-properties fo:font-size="14pt" style:font-size-asian="14pt"/>
    </style:style>
    <style:style style:name="P316" style:parent-style-name="Paragraphedeliste" style:family="paragraph"/>
    <style:style style:name="P317" style:parent-style-name="Paragraphedeliste" style:family="paragraph"/>
    <style:style style:name="P318" style:parent-style-name="Paragraphedeliste" style:family="paragraph"/>
    <style:style style:name="P319" style:parent-style-name="Paragraphedeliste" style:family="paragraph"/>
    <style:style style:name="P320" style:parent-style-name="Paragraphedeliste" style:family="paragraph"/>
    <style:style style:name="P32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22" style:parent-style-name="Paragraphedeliste" style:family="paragraph"/>
    <style:style style:name="P323" style:parent-style-name="Standard" style:family="paragraph">
      <style:paragraph-properties fo:text-align="center"/>
      <style:text-properties fo:font-size="14pt" style:font-size-asian="14pt"/>
    </style:style>
    <style:style style:name="P324" style:parent-style-name="Standard" style:family="paragraph">
      <style:paragraph-properties fo:text-align="center"/>
      <style:text-properties fo:font-size="14pt" style:font-size-asian="14pt"/>
    </style:style>
    <style:style style:name="P325" style:parent-style-name="Paragraphedeliste" style:family="paragraph"/>
    <style:style style:name="P326" style:parent-style-name="Paragraphedeliste" style:family="paragraph"/>
    <style:style style:name="P327" style:parent-style-name="Paragraphedeliste" style:family="paragraph"/>
    <style:style style:name="P328" style:parent-style-name="Paragraphedeliste" style:family="paragraph"/>
    <style:style style:name="P329" style:parent-style-name="Paragraphedeliste" style:family="paragraph"/>
    <style:style style:name="P330" style:parent-style-name="Standard" style:family="paragraph">
      <style:paragraph-properties fo:text-align="center"/>
      <style:text-properties fo:font-size="14pt" style:font-size-asian="14pt"/>
    </style:style>
    <style:style style:name="P331" style:parent-style-name="Paragraphedeliste" style:family="paragraph"/>
    <style:style style:name="P332" style:parent-style-name="Paragraphedeliste" style:family="paragraph"/>
    <style:style style:name="P333" style:parent-style-name="Standard" style:family="paragraph">
      <style:paragraph-properties fo:text-align="center"/>
      <style:text-properties fo:font-size="14pt" style:font-size-asian="14pt"/>
    </style:style>
    <style:style style:name="P334" style:parent-style-name="Standard" style:family="paragraph">
      <style:paragraph-properties fo:text-align="center"/>
      <style:text-properties fo:font-size="14pt" style:font-size-asian="14pt"/>
    </style:style>
    <style:style style:name="P335" style:parent-style-name="Paragraphedeliste" style:family="paragraph"/>
    <style:style style:name="P336" style:parent-style-name="Standard" style:family="paragraph">
      <style:paragraph-properties fo:text-align="center"/>
      <style:text-properties fo:font-size="14pt" style:font-size-asian="14pt"/>
    </style:style>
    <style:style style:name="P337" style:parent-style-name="Standard" style:family="paragraph">
      <style:paragraph-properties fo:text-align="center"/>
      <style:text-properties fo:font-size="14pt" style:font-size-asian="14pt"/>
    </style:style>
    <style:style style:name="P338" style:parent-style-name="Paragraphedeliste" style:family="paragraph"/>
    <style:style style:name="P339" style:parent-style-name="Paragraphedeliste" style:family="paragraph"/>
    <style:style style:name="P34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41" style:parent-style-name="Paragraphedeliste" style:family="paragraph"/>
    <style:style style:name="P342" style:parent-style-name="Standard" style:family="paragraph">
      <style:paragraph-properties fo:text-align="center"/>
      <style:text-properties fo:font-size="14pt" style:font-size-asian="14pt"/>
    </style:style>
    <style:style style:name="P343" style:parent-style-name="Standard" style:family="paragraph">
      <style:paragraph-properties fo:text-align="center"/>
      <style:text-properties fo:font-size="14pt" style:font-size-asian="14pt"/>
    </style:style>
    <style:style style:name="P344" style:parent-style-name="Paragraphedeliste" style:family="paragraph"/>
    <style:style style:name="P345" style:parent-style-name="Paragraphedeliste" style:family="paragraph"/>
    <style:style style:name="P346" style:parent-style-name="Paragraphedeliste" style:family="paragraph"/>
    <style:style style:name="P347" style:parent-style-name="Paragraphedeliste" style:family="paragraph"/>
    <style:style style:name="P348" style:parent-style-name="Paragraphedeliste" style:family="paragraph"/>
    <style:style style:name="P349" style:parent-style-name="Standard" style:family="paragraph">
      <style:paragraph-properties fo:text-align="center"/>
      <style:text-properties fo:font-size="14pt" style:font-size-asian="14pt"/>
    </style:style>
    <style:style style:name="P350" style:parent-style-name="Standard" style:family="paragraph">
      <style:paragraph-properties fo:text-align="center"/>
      <style:text-properties fo:font-size="14pt" style:font-size-asian="14pt"/>
    </style:style>
    <style:style style:name="P351" style:parent-style-name="Paragraphedeliste" style:family="paragraph"/>
    <style:style style:name="P352" style:parent-style-name="Paragraphedeliste" style:family="paragraph"/>
    <style:style style:name="P353" style:parent-style-name="Paragraphedeliste" style:family="paragraph"/>
    <style:style style:name="P354" style:parent-style-name="Paragraphedeliste" style:family="paragraph"/>
    <style:style style:name="P355" style:parent-style-name="Standard" style:family="paragraph">
      <style:paragraph-properties fo:text-align="center"/>
      <style:text-properties fo:font-size="14pt" style:font-size-asian="14pt"/>
    </style:style>
    <style:style style:name="P356" style:parent-style-name="Standard" style:family="paragraph">
      <style:paragraph-properties fo:text-align="center"/>
      <style:text-properties fo:font-size="14pt" style:font-size-asian="14pt"/>
    </style:style>
    <style:style style:name="P357" style:parent-style-name="Paragraphedeliste" style:family="paragraph"/>
    <style:style style:name="P358" style:parent-style-name="Paragraphedeliste" style:family="paragraph"/>
    <style:style style:name="T359" style:parent-style-name="Policepardéfaut" style:family="text">
      <style:text-properties style:font-name="Segoe UI Emoji" style:font-name-complex="Segoe UI Emoji"/>
    </style:style>
    <style:style style:name="P360" style:parent-style-name="Standard" style:family="paragraph">
      <style:paragraph-properties fo:text-align="center"/>
      <style:text-properties fo:font-size="14pt" style:font-size-asian="14pt"/>
    </style:style>
    <style:style style:name="P361" style:parent-style-name="Standard" style:family="paragraph">
      <style:paragraph-properties fo:text-align="center"/>
      <style:text-properties fo:font-size="14pt" style:font-size-asian="14pt"/>
    </style:style>
    <style:style style:name="P362" style:parent-style-name="Paragraphedeliste" style:family="paragraph"/>
    <style:style style:name="P363" style:parent-style-name="Standard" style:family="paragraph">
      <style:paragraph-properties fo:text-align="center"/>
      <style:text-properties fo:font-size="14pt" style:font-size-asian="14pt"/>
    </style:style>
    <style:style style:name="P364" style:parent-style-name="Paragraphedeliste" style:family="paragraph"/>
    <style:style style:name="P365" style:parent-style-name="Paragraphedeliste" style:family="paragraph"/>
    <style:style style:name="P366" style:parent-style-name="Standard" style:family="paragraph">
      <style:paragraph-properties fo:text-align="center"/>
      <style:text-properties fo:font-size="14pt" style:font-size-asian="14pt"/>
    </style:style>
    <style:style style:name="P367" style:parent-style-name="Standard" style:family="paragraph">
      <style:paragraph-properties fo:text-align="center"/>
      <style:text-properties fo:font-size="14pt" style:font-size-asian="14pt"/>
    </style:style>
    <style:style style:name="P368" style:parent-style-name="Paragraphedeliste" style:family="paragraph"/>
    <style:style style:name="P369" style:parent-style-name="Standard" style:family="paragraph">
      <style:paragraph-properties fo:text-align="center"/>
      <style:text-properties fo:font-size="14pt" style:font-size-asian="14pt"/>
    </style:style>
    <style:style style:name="P370" style:parent-style-name="Standard" style:family="paragraph">
      <style:paragraph-properties fo:text-align="center"/>
      <style:text-properties fo:font-size="14pt" style:font-size-asian="14pt"/>
    </style:style>
    <style:style style:name="P371" style:parent-style-name="Paragraphedeliste" style:family="paragraph"/>
    <style:style style:name="P372" style:parent-style-name="Paragraphedeliste" style:family="paragraph"/>
    <style:style style:name="P373" style:parent-style-name="Paragraphedeliste" style:family="paragraph"/>
    <style:style style:name="P374" style:parent-style-name="Paragraphedeliste" style:family="paragraph"/>
    <style:style style:name="P375" style:parent-style-name="Standard" style:family="paragraph">
      <style:paragraph-properties fo:text-align="center"/>
      <style:text-properties fo:font-size="14pt" style:font-size-asian="14pt"/>
    </style:style>
    <style:style style:name="P376" style:parent-style-name="Paragraphedeliste" style:family="paragraph"/>
    <style:style style:name="P377" style:parent-style-name="Standard" style:family="paragraph">
      <style:paragraph-properties fo:text-align="center"/>
      <style:text-properties fo:font-size="14pt" style:font-size-asian="14pt"/>
    </style:style>
    <style:style style:name="P378" style:parent-style-name="Standard" style:family="paragraph">
      <style:paragraph-properties fo:text-align="center"/>
      <style:text-properties fo:font-size="14pt" style:font-size-asian="14pt"/>
    </style:style>
    <style:style style:name="P379" style:parent-style-name="Paragraphedeliste" style:family="paragraph"/>
    <style:style style:name="T380" style:parent-style-name="Policepardéfaut" style:family="text">
      <style:text-properties style:font-name="Segoe UI Emoji" style:font-name-asian="Segoe UI Emoji" style:font-name-complex="Segoe UI Emoji"/>
    </style:style>
    <style:style style:name="P381" style:parent-style-name="Paragraphedeliste" style:family="paragraph"/>
    <style:style style:name="P382" style:parent-style-name="Paragraphedeliste" style:family="paragraph"/>
    <style:style style:name="P383" style:parent-style-name="Paragraphedeliste" style:family="paragraph"/>
    <style:style style:name="P384" style:parent-style-name="Standard" style:family="paragraph">
      <style:paragraph-properties fo:text-align="center"/>
      <style:text-properties fo:font-size="14pt" style:font-size-asian="14pt"/>
    </style:style>
    <style:style style:name="P385" style:parent-style-name="Standard" style:family="paragraph">
      <style:paragraph-properties fo:text-align="center"/>
      <style:text-properties fo:font-size="14pt" style:font-size-asian="14pt"/>
    </style:style>
    <style:style style:name="P386" style:parent-style-name="Paragraphedeliste" style:family="paragraph"/>
    <style:style style:name="P387" style:parent-style-name="Paragraphedeliste" style:family="paragraph"/>
    <style:style style:name="P388" style:parent-style-name="Paragraphedeliste" style:family="paragraph"/>
    <style:style style:name="P389" style:parent-style-name="Standard" style:family="paragraph">
      <style:paragraph-properties fo:text-align="center"/>
      <style:text-properties fo:font-size="14pt" style:font-size-asian="14pt"/>
    </style:style>
    <style:style style:name="P390" style:parent-style-name="Paragraphedeliste" style:family="paragraph"/>
    <style:style style:name="P391" style:parent-style-name="Standard" style:family="paragraph">
      <style:paragraph-properties fo:text-align="center"/>
      <style:text-properties fo:font-size="14pt" style:font-size-asian="14pt"/>
    </style:style>
    <style:style style:name="P392" style:parent-style-name="Standard" style:family="paragraph">
      <style:paragraph-properties fo:text-align="center"/>
      <style:text-properties fo:font-size="14pt" style:font-size-asian="14pt"/>
    </style:style>
    <style:style style:name="P393" style:parent-style-name="Paragraphedeliste" style:family="paragraph"/>
    <style:style style:name="P394" style:parent-style-name="Paragraphedeliste" style:family="paragraph"/>
    <style:style style:name="P395" style:parent-style-name="Paragraphedeliste" style:family="paragraph"/>
    <style:style style:name="P396" style:parent-style-name="Paragraphedeliste" style:family="paragraph"/>
    <style:style style:name="P397" style:parent-style-name="Paragraphedeliste" style:family="paragraph"/>
    <style:style style:name="P398" style:parent-style-name="Paragraphedeliste" style:family="paragraph"/>
    <style:style style:name="P399" style:parent-style-name="Paragraphedeliste" style:family="paragraph"/>
    <style:style style:name="P400" style:parent-style-name="Paragraphedeliste" style:family="paragraph"/>
    <style:style style:name="P401" style:parent-style-name="Paragraphedeliste" style:family="paragraph"/>
    <style:style style:name="P402" style:parent-style-name="Paragraphedeliste" style:family="paragraph"/>
    <style:style style:name="P403" style:parent-style-name="Paragraphedeliste" style:family="paragraph"/>
    <style:style style:name="P404" style:parent-style-name="Paragraphedeliste" style:family="paragraph"/>
    <style:style style:name="P405" style:parent-style-name="Paragraphedeliste" style:family="paragraph"/>
    <style:style style:name="P406" style:parent-style-name="Paragraphedeliste" style:family="paragraph"/>
    <style:style style:name="P407" style:parent-style-name="Paragraphedeliste" style:family="paragraph"/>
    <style:style style:name="P408" style:parent-style-name="Paragraphedeliste" style:family="paragraph"/>
    <style:style style:name="P409" style:parent-style-name="Paragraphedeliste" style:family="paragraph"/>
    <style:style style:name="P410" style:parent-style-name="Standard" style:family="paragraph">
      <style:paragraph-properties fo:text-align="center"/>
      <style:text-properties fo:font-size="14pt" style:font-size-asian="14pt"/>
    </style:style>
    <style:style style:name="P411" style:parent-style-name="Paragraphedeliste" style:family="paragraph"/>
    <style:style style:name="P412" style:parent-style-name="Paragraphedeliste" style:family="paragraph"/>
    <style:style style:name="P413" style:parent-style-name="Paragraphedeliste" style:family="paragraph"/>
    <style:style style:name="P414" style:parent-style-name="Paragraphedeliste" style:family="paragraph"/>
    <style:style style:name="P415" style:parent-style-name="Paragraphedeliste" style:family="paragraph"/>
    <style:style style:name="P416" style:parent-style-name="Paragraphedeliste" style:family="paragraph"/>
    <style:style style:name="P417" style:parent-style-name="Paragraphedeliste" style:family="paragraph"/>
    <style:style style:name="P418" style:parent-style-name="Paragraphedeliste" style:family="paragraph"/>
    <style:style style:name="P419" style:parent-style-name="Standard" style:family="paragraph">
      <style:paragraph-properties fo:text-align="center"/>
      <style:text-properties fo:font-size="14pt" style:font-size-asian="14pt"/>
    </style:style>
    <style:style style:name="P420" style:parent-style-name="Standard" style:family="paragraph">
      <style:paragraph-properties fo:text-align="center"/>
      <style:text-properties fo:font-size="14pt" style:font-size-asian="14pt"/>
    </style:style>
    <style:style style:name="P421" style:parent-style-name="Paragraphedeliste" style:family="paragraph"/>
    <style:style style:name="P422" style:parent-style-name="Paragraphedeliste" style:family="paragraph"/>
    <style:style style:name="P423" style:parent-style-name="Paragraphedeliste" style:family="paragraph"/>
    <style:style style:name="P424" style:parent-style-name="Paragraphedeliste" style:family="paragraph"/>
    <style:style style:name="P425" style:parent-style-name="Paragraphedeliste" style:family="paragraph"/>
    <style:style style:name="P426" style:parent-style-name="Paragraphedeliste" style:family="paragraph"/>
    <style:style style:name="P427" style:parent-style-name="Paragraphedeliste" style:family="paragraph"/>
    <style:style style:name="P428" style:parent-style-name="Standard" style:family="paragraph">
      <style:paragraph-properties fo:text-align="center"/>
      <style:text-properties fo:font-size="14pt" style:font-size-asian="14pt"/>
    </style:style>
    <style:style style:name="P429" style:parent-style-name="Paragraphedeliste" style:family="paragraph"/>
    <style:style style:name="P430" style:parent-style-name="Paragraphedeliste" style:family="paragraph"/>
    <style:style style:name="P431" style:parent-style-name="Standard" style:family="paragraph">
      <style:paragraph-properties fo:text-align="center"/>
      <style:text-properties fo:font-size="14pt" style:font-size-asian="14pt"/>
    </style:style>
    <style:style style:name="P432" style:parent-style-name="Standard" style:family="paragraph">
      <style:paragraph-properties fo:text-align="center"/>
      <style:text-properties fo:font-size="14pt" style:font-size-asian="14pt"/>
    </style:style>
    <style:style style:name="P433" style:parent-style-name="Paragraphedeliste" style:family="paragraph"/>
    <style:style style:name="P434" style:parent-style-name="Paragraphedeliste" style:family="paragraph"/>
    <style:style style:name="P435" style:parent-style-name="Paragraphedeliste" style:family="paragraph"/>
    <style:style style:name="P436" style:parent-style-name="Paragraphedeliste" style:family="paragraph"/>
    <style:style style:name="P437" style:parent-style-name="Standard" style:family="paragraph">
      <style:paragraph-properties fo:text-align="center"/>
      <style:text-properties fo:font-size="14pt" style:font-size-asian="14pt"/>
    </style:style>
    <style:style style:name="P438" style:parent-style-name="Standard" style:family="paragraph">
      <style:paragraph-properties fo:text-align="center"/>
      <style:text-properties fo:font-size="14pt" style:font-size-asian="14pt"/>
    </style:style>
    <style:style style:name="P439" style:parent-style-name="Standard" style:family="paragraph">
      <style:paragraph-properties fo:text-align="center"/>
      <style:text-properties fo:font-size="14pt" style:font-size-asian="14pt"/>
    </style:style>
    <style:style style:name="P440" style:parent-style-name="Paragraphedeliste" style:family="paragraph"/>
    <style:style style:name="P441" style:parent-style-name="Paragraphedeliste" style:family="paragraph"/>
    <style:style style:name="P442" style:parent-style-name="Paragraphedeliste" style:family="paragraph"/>
    <style:style style:name="P443" style:parent-style-name="Standard" style:family="paragraph">
      <style:paragraph-properties fo:text-align="center"/>
      <style:text-properties fo:font-size="14pt" style:font-size-asian="14pt"/>
    </style:style>
    <style:style style:name="P444" style:parent-style-name="Paragraphedeliste" style:family="paragraph"/>
    <style:style style:name="P445" style:parent-style-name="Paragraphedeliste" style:family="paragraph"/>
    <style:style style:name="P446" style:parent-style-name="Standard" style:family="paragraph">
      <style:paragraph-properties fo:text-align="center"/>
      <style:text-properties fo:font-size="14pt" style:font-size-asian="14pt"/>
    </style:style>
    <style:style style:name="P447" style:parent-style-name="Standard" style:family="paragraph">
      <style:paragraph-properties fo:text-align="center"/>
      <style:text-properties fo:font-size="14pt" style:font-size-asian="14pt"/>
    </style:style>
    <style:style style:name="P448" style:parent-style-name="Paragraphedeliste" style:family="paragraph"/>
    <style:style style:name="P449" style:parent-style-name="Paragraphedeliste" style:family="paragraph"/>
    <style:style style:name="P450" style:parent-style-name="Paragraphedeliste" style:family="paragraph"/>
    <style:style style:name="P451" style:parent-style-name="Paragraphedeliste" style:family="paragraph"/>
    <style:style style:name="P452" style:parent-style-name="Paragraphedeliste" style:family="paragraph"/>
    <style:style style:name="P453" style:parent-style-name="Paragraphedeliste" style:family="paragraph"/>
    <style:style style:name="P454" style:parent-style-name="Standard" style:family="paragraph">
      <style:paragraph-properties fo:text-align="center"/>
      <style:text-properties fo:font-size="14pt" style:font-size-asian="14pt"/>
    </style:style>
    <style:style style:name="P455" style:parent-style-name="Standard" style:family="paragraph">
      <style:paragraph-properties fo:text-align="center"/>
      <style:text-properties fo:font-size="14pt" style:font-size-asian="14pt"/>
    </style:style>
    <style:style style:name="P456" style:parent-style-name="Paragraphedeliste" style:family="paragraph"/>
    <style:style style:name="P457" style:parent-style-name="Paragraphedeliste" style:family="paragraph"/>
    <style:style style:name="P458" style:parent-style-name="Paragraphedeliste" style:family="paragraph"/>
    <style:style style:name="P459" style:parent-style-name="Paragraphedeliste" style:family="paragraph"/>
    <style:style style:name="P460" style:parent-style-name="Paragraphedeliste" style:family="paragraph"/>
    <style:style style:name="P461" style:parent-style-name="Standard" style:family="paragraph">
      <style:paragraph-properties fo:text-align="center"/>
      <style:text-properties fo:font-size="14pt" style:font-size-asian="14pt"/>
    </style:style>
    <style:style style:name="P462" style:parent-style-name="Paragraphedeliste" style:family="paragraph"/>
    <style:style style:name="P463" style:parent-style-name="Standard" style:family="paragraph">
      <style:paragraph-properties fo:text-align="center"/>
      <style:text-properties fo:font-size="14pt" style:font-size-asian="14pt"/>
    </style:style>
    <style:style style:name="P464" style:parent-style-name="Standard" style:family="paragraph">
      <style:paragraph-properties fo:text-align="center"/>
      <style:text-properties fo:font-size="14pt" style:font-size-asian="14pt"/>
    </style:style>
    <style:style style:name="P465" style:parent-style-name="Paragraphedeliste" style:family="paragraph"/>
    <style:style style:name="P466" style:parent-style-name="Paragraphedeliste" style:family="paragraph"/>
    <style:style style:name="P467" style:parent-style-name="Standard" style:family="paragraph">
      <style:paragraph-properties fo:text-align="center"/>
      <style:text-properties fo:font-size="14pt" style:font-size-asian="14pt"/>
    </style:style>
    <style:style style:name="P468" style:parent-style-name="Paragraphedeliste" style:family="paragraph"/>
    <style:style style:name="P469" style:parent-style-name="Standard" style:family="paragraph">
      <style:paragraph-properties fo:text-align="center"/>
      <style:text-properties fo:font-size="14pt" style:font-size-asian="14pt"/>
    </style:style>
    <style:style style:name="P470" style:parent-style-name="Standard" style:family="paragraph">
      <style:paragraph-properties fo:text-align="center"/>
      <style:text-properties fo:font-size="14pt" style:font-size-asian="14pt"/>
    </style:style>
    <style:style style:name="P471" style:parent-style-name="Paragraphedeliste" style:family="paragraph"/>
    <style:style style:name="P472" style:parent-style-name="Standard" style:family="paragraph">
      <style:paragraph-properties fo:text-align="center"/>
      <style:text-properties fo:font-size="14pt" style:font-size-asian="14pt"/>
    </style:style>
    <style:style style:name="P473" style:parent-style-name="Standard" style:family="paragraph">
      <style:paragraph-properties fo:text-align="center"/>
      <style:text-properties fo:font-size="14pt" style:font-size-asian="14pt"/>
    </style:style>
    <style:style style:name="P474" style:parent-style-name="Paragraphedeliste" style:family="paragraph"/>
    <style:style style:name="P475" style:parent-style-name="Paragraphedeliste" style:family="paragraph"/>
    <style:style style:name="P476" style:parent-style-name="Standard" style:family="paragraph">
      <style:paragraph-properties fo:text-align="center"/>
      <style:text-properties fo:font-size="14pt" style:font-size-asian="14pt"/>
    </style:style>
    <style:style style:name="P477" style:parent-style-name="Standard" style:family="paragraph">
      <style:paragraph-properties fo:text-align="center"/>
      <style:text-properties fo:font-size="14pt" style:font-size-asian="14pt"/>
    </style:style>
    <style:style style:name="P478" style:parent-style-name="Paragraphedeliste" style:family="paragraph"/>
    <style:style style:name="P479" style:parent-style-name="Standard" style:family="paragraph">
      <style:paragraph-properties fo:text-align="center"/>
      <style:text-properties fo:font-size="14pt" style:font-size-asian="14pt"/>
    </style:style>
    <style:style style:name="P480" style:parent-style-name="Standard" style:family="paragraph">
      <style:paragraph-properties fo:text-align="center"/>
      <style:text-properties fo:font-size="14pt" style:font-size-asian="14pt"/>
    </style:style>
    <style:style style:name="P481" style:parent-style-name="Paragraphedeliste" style:family="paragraph"/>
    <style:style style:name="P482" style:parent-style-name="Standard" style:family="paragraph">
      <style:paragraph-properties fo:text-align="center"/>
      <style:text-properties fo:font-size="14pt" style:font-size-asian="14pt"/>
    </style:style>
    <style:style style:name="P483" style:parent-style-name="Paragraphedeliste" style:family="paragraph"/>
    <style:style style:name="P484" style:parent-style-name="Standard" style:family="paragraph">
      <style:paragraph-properties fo:text-align="center"/>
      <style:text-properties fo:font-size="14pt" style:font-size-asian="14pt"/>
    </style:style>
    <style:style style:name="P485" style:parent-style-name="Standard" style:family="paragraph">
      <style:paragraph-properties fo:text-align="center"/>
      <style:text-properties fo:font-size="14pt" style:font-size-asian="14pt"/>
    </style:style>
    <style:style style:name="P486" style:parent-style-name="Paragraphedeliste" style:family="paragraph"/>
    <style:style style:name="P487" style:parent-style-name="Paragraphedeliste" style:family="paragraph"/>
    <style:style style:name="P488" style:parent-style-name="Standard" style:family="paragraph">
      <style:paragraph-properties fo:text-align="center"/>
      <style:text-properties fo:font-size="14pt" style:font-size-asian="14pt"/>
    </style:style>
    <style:style style:name="P489" style:parent-style-name="Paragraphedeliste" style:family="paragraph"/>
    <style:style style:name="P490" style:parent-style-name="Paragraphedeliste" style:family="paragraph"/>
  </office:automatic-styles>
  <office:body>
    <office:text text:use-soft-page-breaks="true">
      <text:p text:style-name="P1">21/08/2018 V0.8.50</text:p>
      <text:p text:style-name="P2">Ajout</text:p>
      <text:list text:style-name="WWNum4">
        <text:list-item>
          <text:p text:style-name="P3">Plein de truc</text:p>
        </text:list-item>
      </text:list>
      <text:p text:style-name="P4">16/05/2018 V0.8.49</text:p>
      <text:p text:style-name="P5">Ajout</text:p>
      <text:list text:style-name="WWNum4" text:continue-numbering="true">
        <text:list-item>
          <text:p text:style-name="P6">Attaque rafale feu</text:p>
        </text:list-item>
        <text:list-item>
          <text:p text:style-name="P7">Changement boss raid</text:p>
        </text:list-item>
      </text:list>
      <text:p text:style-name="P8">09/05/2018 V0.8.48</text:p>
      <text:p text:style-name="P9">Bug Fix</text:p>
      <text:list text:style-name="WWNum4" text:continue-numbering="true">
        <text:list-item>
          <text:p text:style-name="P10">Correction d'un bug d'affichage de la médaille Pokemon ranger</text:p>
        </text:list-item>
      </text:list>
      <text:p text:style-name="P11">24/04/2018 V0.8.47</text:p>
      <text:p text:style-name="P12">Ajout</text:p>
      <text:list text:style-name="WWNum4" text:continue-numbering="true">
        <text:list-item>
          <text:p text:style-name="P13">Makuhita et méditikka + évo shiny</text:p>
        </text:list-item>
        <text:list-item>
          <text:p text:style-name="P14">Changement boss raid</text:p>
        </text:list-item>
      </text:list>
      <text:p text:style-name="P15">24/04/2018 V0.8.46</text:p>
      <text:p text:style-name="P16">Ajout</text:p>
      <text:list text:style-name="WWNum4" text:continue-numbering="true">
        <text:list-item>
          <text:p text:style-name="P17">Wailmer et son évo shiny</text:p>
        </text:list-item>
      </text:list>
      <text:p text:style-name="P18">17/04/2018 V0.8.45</text:p>
      <text:p text:style-name="P19">Ajout</text:p>
      <text:list text:style-name="WWNum4" text:continue-numbering="true">
        <text:list-item>
          <text:p text:style-name="P20">Listes des attaques dans un onglets à part (pour éviter les scroll horizontal)</text:p>
        </text:list-item>
      </text:list>
      <text:p text:style-name="P21">17/04/2018 V0.8.44</text:p>
      <text:p text:style-name="P22">Ajout</text:p>
      <text:list text:style-name="WWNum4" text:continue-numbering="true">
        <text:list-item>
          <text:p text:style-name="P23">Wattouat shiny (et<text:s/>famille)</text:p>
        </text:list-item>
        <text:list-item>
          <text:p text:style-name="P24">Dracochoc direct legacy sur pharamp</text:p>
        </text:list-item>
      </text:list>
      <text:p text:style-name="P25">03/04/2018 V0.8.42</text:p>
      <text:p text:style-name="P26">Ajout</text:p>
      <text:list text:style-name="WWNum4" text:continue-numbering="true">
        <text:list-item>
          <text:p text:style-name="P27">Nouveaux sprite</text:p>
        </text:list-item>
      </text:list>
      <text:p text:style-name="P28">Bug Fix</text:p>
      <text:list text:style-name="WWNum4" text:continue-numbering="true">
        <text:list-item>
          <text:p text:style-name="P29">Correction d'un bug qui faisait apparaître les mauvaises attaque dans informations</text:p>
        </text:list-item>
      </text:list>
      <text:p text:style-name="P30">03/04/2018 V0.8.42</text:p>
      <text:p text:style-name="P31">Ajout</text:p>
      <text:list text:style-name="WWNum4" text:continue-numbering="true">
        <text:list-item>
          <text:p text:style-name="P32">Ajout des bonbons manquant</text:p>
        </text:list-item>
        <text:list-item>
          <text:p text:style-name="P33">Mew disponible</text:p>
        </text:list-item>
        <text:list-item>
          <text:p text:style-name="P34">Changement des raids</text:p>
        </text:list-item>
        <text:list-item>
          <text:p text:style-name="P35">Latias et Latios disponible</text:p>
        </text:list-item>
        <text:list-item>
          <text:p text:style-name="P36">Lugia plus dipo en raid</text:p>
        </text:list-item>
        <text:list-item>
          <text:p text:style-name="P37">nouvelle médaille</text:p>
        </text:list-item>
      </text:list>
      <text:p text:style-name="P38">Bug Fix</text:p>
      <text:list text:style-name="WWNum4" text:continue-numbering="true">
        <text:list-item>
          <text:p text:style-name="P39">Correction d'un bug qui faisait apparaître les mauvaises attaque dans informations</text:p>
        </text:list-item>
      </text:list>
      <text:p text:style-name="P40">22/03/2018 V0.8.41</text:p>
      <text:p text:style-name="P41">Ajout</text:p>
      <text:list text:style-name="WWNum4" text:continue-numbering="true">
        <text:list-item>
          <text:p text:style-name="P42">Magby, Magmar, togepi, togetic, Okéoké et Qulbutoké dispo en<text:s/>shiny</text:p>
        </text:list-item>
        <text:list-item>
          <text:p text:style-name="P43">Onglet taux de capture renommé en ratio de capture</text:p>
        </text:list-item>
      </text:list>
      <text:p text:style-name="P44">Bug Fix</text:p>
      <text:list text:style-name="WWNum4" text:continue-numbering="true">
        <text:list-item>
          <text:p text:style-name="P45">Correction de fautes de frappe</text:p>
        </text:list-item>
      </text:list>
      <text:p text:style-name="P46">21/03/2018 V0.8.40</text:p>
      <text:p text:style-name="P47">Ajout</text:p>
      <text:list text:style-name="WWNum4" text:continue-numbering="true">
        <text:list-item>
          <text:p text:style-name="P48">Prise en compte du niveau du pokémon et de boost météo (pour les raids) dans taux de capture</text:p>
        </text:list-item>
        <text:list-item>
          <text:p text:style-name="P49">Magby, Magmar, togepi, togetic, Okéoké et<text:s/>Qulbutoké dispo en shiny</text:p>
        </text:list-item>
      </text:list>
      <text:p text:style-name="P50">Bug Fix</text:p>
      <text:list text:style-name="WWNum4" text:continue-numbering="true">
        <text:list-item>
          <text:p text:style-name="P51">La liste des attaques plus disponible s'affiche correctement</text:p>
        </text:list-item>
      </text:list>
      <text:p text:style-name="P52">16/03/2018 V0.8.39</text:p>
      <text:p text:style-name="P53">Ajout</text:p>
      <text:list text:style-name="WWNum4" text:continue-numbering="true">
        <text:list-item>
          <text:p text:style-name="P54">Piqué 80 de dégâts et plus 70</text:p>
        </text:list-item>
        <text:list-item>
          <text:p text:style-name="P55">Lugia en raid 5, et chromatique</text:p>
        </text:list-item>
        <text:list-item>
          <text:p text:style-name="P56">Rayquaza plus présent en raid</text:p>
        </text:list-item>
        <text:list-item>
          <text:p text:style-name="P57">Changement des raids</text:p>
        </text:list-item>
      </text:list>
      <text:p text:style-name="P58">13/03/2018 V0.8.38</text:p>
      <text:p text:style-name="P59">Ajout</text:p>
      <text:list text:style-name="WWNum4" text:continue-numbering="true">
        <text:list-item>
          <text:p text:style-name="P60">Message au démarrage si les fichier qui ne sont plus nécessaire n'ont pas été supprimé</text:p>
        </text:list-item>
      </text:list>
      <text:p text:style-name="P61">Bug Fix</text:p>
      <text:list text:style-name="WWNum4" text:continue-numbering="true">
        <text:list-item>
          <text:p text:style-name="P62">Correction d'un bug d'affichage lors du calcul du % des formes possédé</text:p>
        </text:list-item>
      </text:list>
      <text:p text:style-name="P63">13/03/2018 V0.8.37</text:p>
      <text:p text:style-name="P64">Ajout</text:p>
      <text:list text:style-name="WWNum4" text:continue-numbering="true">
        <text:list-item>
          <text:p text:style-name="P65">Message au démarrage si mise a jour disponible (et amélioration<text:s/>de la fenêtre vérifier les mises à jour )</text:p>
        </text:list-item>
        <text:list-item>
          <text:p text:style-name="P66">Ajout du barre de progression pour les formes dans Stats</text:p>
        </text:list-item>
      </text:list>
      <text:p text:style-name="P67">Bug Fix</text:p>
      <text:list text:style-name="WWNum4" text:continue-numbering="true">
        <text:list-item>
          <text:p text:style-name="P68">Correction d'un bug qui laissé affiché des information quand on désélectionné un pokémon</text:p>
        </text:list-item>
      </text:list>
      <text:p text:style-name="P69">11/03/2018 V0.8.36</text:p>
      <text:p text:style-name="P70">Ajout</text:p>
      <text:list text:style-name="WWNum4" text:continue-numbering="true">
        <text:list-item>
          <text:p text:style-name="P71">Pichu et évolution chapeau</text:p>
        </text:list-item>
        <text:list-item>
          <text:p text:style-name="P72">Changement dans les œufs</text:p>
        </text:list-item>
        <text:list-item>
          <text:p text:style-name="P73">Morphéo eau fatal-foudre et pas tonnerre</text:p>
        </text:list-item>
        <text:list-item>
          <text:p text:style-name="P74">Changement de manière de sauvegarder les données</text:p>
        </text:list-item>
        <text:list-item>
          <text:p text:style-name="P75">Changement <text:s/>de boss raid</text:p>
        </text:list-item>
        <text:list-item>
          <text:p text:style-name="P76">Ajout de toutes les formes de pokémon (mâle/femelle/shiny/chapeaux/morphéo/zarbi)</text:p>
        </text:list-item>
      </text:list>
      <text:p text:style-name="P77">Bug Fix</text:p>
      <text:list text:style-name="WWNum4" text:continue-numbering="true">
        <text:list-item>
          <text:p text:style-name="P78">Correction d'un bug qui laissé<text:s/>affiché des informations dans l'onglet « information » alors qu'on avait un recherche sans résultat ou plus de recherche</text:p>
        </text:list-item>
      </text:list>
      <text:p text:style-name="P79">24/02/2018 V0.8.35</text:p>
      <text:p text:style-name="P80">Ajout</text:p>
      <text:list text:style-name="WWNum4" text:continue-numbering="true">
        <text:list-item>
          <text:p text:style-name="P81">Mini draco + evo shiny</text:p>
        </text:list-item>
        <text:list-item>
          <text:p text:style-name="P82">Draco metor sur dracolosse (legacy direct)</text:p>
        </text:list-item>
        <text:list-item>
          <text:p text:style-name="P83">Kokiyas œuf 2km</text:p>
        </text:list-item>
      </text:list>
      <text:p text:style-name="P84">16/02/2018 V0.8.34</text:p>
      <text:p text:style-name="P85">Ajout</text:p>
      <text:list text:style-name="WWNum4" text:continue-numbering="true">
        <text:list-item>
          <text:p text:style-name="P86">Medhyèna + evo shiny</text:p>
        </text:list-item>
      </text:list>
      <text:p text:style-name="P87">14/02/2018 V0.8.33</text:p>
      <text:p text:style-name="P88">Ajout</text:p>
      <text:list text:style-name="WWNum4" text:continue-numbering="true">
        <text:list-item>
          <text:p text:style-name="P89">Lovdisc chromatique</text:p>
        </text:list-item>
      </text:list>
      <text:p text:style-name="P90">12/02/2018 V0.8.33</text:p>
      <text:p text:style-name="P91">Ajout</text:p>
      <text:list text:style-name="WWNum4" text:continue-numbering="true">
        <text:list-item>
          <text:p text:style-name="P92">Lumivole 100% femelle</text:p>
        </text:list-item>
        <text:list-item>
          <text:p text:style-name="P93">Icône des formes dans le sélecteur mieux taillé et un cadre apparaît quand on le survole</text:p>
        </text:list-item>
        <text:list-item>
          <text:p text:style-name="P94">La table des résistances change avec la forme</text:p>
        </text:list-item>
      </text:list>
      <text:p text:style-name="P95">10/02/2018<text:s/>V0.8.30 – 31 – 32</text:p>
      <text:p text:style-name="P96">Bug Fix</text:p>
      <text:list text:style-name="WWNum4" text:continue-numbering="true">
        <text:list-item>
          <text:p text:style-name="P97">Les médailles sont correctement affichées dans statistiques pour des écran plus petit</text:p>
        </text:list-item>
        <text:list-item>
          <text:p text:style-name="P98">Les œufs sont correctement affiché dans pokédex</text:p>
        </text:list-item>
      </text:list>
      <text:p text:style-name="P99">10/02/2018 V0.8.29</text:p>
      <text:p text:style-name="P100">Ajout</text:p>
      <text:list text:style-name="WWNum4" text:continue-numbering="true">
        <text:list-item>
          <text:p text:style-name="P101">Nirondelle et Tylton œuf 2km</text:p>
        </text:list-item>
        <text:list-item>
          <text:p text:style-name="P102">Goélise œuf 5 km</text:p>
        </text:list-item>
        <text:list-item>
          <text:p text:style-name="P103">Eoko, Draby, Terhal œuf<text:s/>10km</text:p>
        </text:list-item>
        <text:list-item>
          <text:p text:style-name="P104">Retour de l'onglet taux de capture (mais faudra le refaire il est nul)</text:p>
        </text:list-item>
        <text:list-item>
          <text:p text:style-name="P105">MumuPikaMaman à la place de mumut34</text:p>
        </text:list-item>
        <text:list-item>
          <text:p text:style-name="P106">Eoko pas régional !</text:p>
        </text:list-item>
        <text:list-item>
          <text:p text:style-name="P107">Type qui change en fonction des formes dans informations</text:p>
        </text:list-item>
      </text:list>
      <text:p text:style-name="P108">Bug Fix</text:p>
      <text:list text:style-name="WWNum4" text:continue-numbering="true">
        <text:list-item>
          <text:p text:style-name="P109">Les pokémon en œuf s'affiche à nouveau correctement dans Pokedex</text:p>
        </text:list-item>
        <text:list-item>
          <text:p text:style-name="P110">Divers bug lié au formes</text:p>
        </text:list-item>
      </text:list>
      <text:p text:style-name="P111">09/02/2018 V0.8.28</text:p>
      <text:p text:style-name="P112">Ajout</text:p>
      <text:list text:style-name="WWNum4" text:continue-numbering="true">
        <text:list-item>
          <text:p text:style-name="P113">Stalgamin,Tylton, Magicarpe et Wailmer raid 1</text:p>
        </text:list-item>
        <text:list-item>
          <text:p text:style-name="P114">Lamantine, Ossatueur, Crustabri, Ténéfix et Mysdibule raid 2</text:p>
        </text:list-item>
        <text:list-item>
          <text:p text:style-name="P115">Mackogneur, Ectoplasma, Lippoutou, Porygon, Azumarill et Cochignon raid 3</text:p>
        </text:list-item>
        <text:list-item>
          <text:p text:style-name="P116">Locklass, Aligatueur, Tyranocif, Galeking et Absol raid 4</text:p>
        </text:list-item>
        <text:list-item>
          <text:p text:style-name="P117">Kyogre et Rayquaza raid 5</text:p>
        </text:list-item>
        <text:list-item>
          <text:p text:style-name="P118">Tylton et Altaria shiny</text:p>
        </text:list-item>
        <text:list-item>
          <text:p text:style-name="P119">Tropicus, Eoko, Muciole et Lumivole en régionaux</text:p>
        </text:list-item>
        <text:list-item>
          <text:p text:style-name="P120">Nids supposé : Nirondelle, Goélise, Arakdo, Tylton, Eoko</text:p>
        </text:list-item>
        <text:list-item>
          <text:p text:style-name="P121">Zarbi 28 formes différentes</text:p>
        </text:list-item>
      </text:list>
      <text:p text:style-name="P122">Bug Fix</text:p>
      <text:list text:style-name="WWNum4" text:continue-numbering="true">
        <text:list-item>
          <text:p text:style-name="P123">Correction d'un bug d'affichage quand on rechercher un Pokemon qui n'existe pas</text:p>
        </text:list-item>
      </text:list>
      <text:p text:style-name="P124">08/02/2018 V0.8.27</text:p>
      <text:p text:style-name="P125">Ajout</text:p>
      <text:list text:style-name="WWNum4" text:continue-numbering="true">
        <text:list-item>
          <text:p text:style-name="P126">Liste d'IV disponible à l'importation</text:p>
        </text:list-item>
        <text:list-item>
          <text:p text:style-name="P127">Ajout d'une barre de progression pour l'exportation en JPG quand il y a plusieurs onglets</text:p>
        </text:list-item>
        <text:list-item>
          <text:p text:style-name="P128">Ajout des nouveau pokémon 3G</text:p>
        </text:list-item>
        <text:list-item>
          <text:p text:style-name="P129">Médaille zarbi a 28<text:s/>max</text:p>
        </text:list-item>
        <text:list-item>
          <text:p text:style-name="P130">Prise en charge des différentes formes de pokémon (zarbi, morphéo)</text:p>
        </text:list-item>
      </text:list>
      <text:p text:style-name="P131">Bug Fix</text:p>
      <text:list text:style-name="WWNum4" text:continue-numbering="true">
        <text:list-item>
          <text:p text:style-name="P132">La taille des onglets est correctement mise a jour quand on change pokemon sans Informations</text:p>
        </text:list-item>
        <text:list-item>
          <text:p text:style-name="P133">Exporter en JPG remarche correctement</text:p>
        </text:list-item>
      </text:list>
      <text:p text:style-name="P134">07/02/2018 V0.8.26</text:p>
      <text:p text:style-name="P135">Ajout</text:p>
      <text:list text:style-name="WWNum4" text:continue-numbering="true">
        <text:list-item>
          <text:p text:style-name="P136">Kraknoix dans œuf 10<text:s/>km</text:p>
        </text:list-item>
        <text:list-item>
          <text:p text:style-name="P137">Tarinorn, Lilia, Balbuto, Chamallot, Cacnea , Anorith œuf 5 km</text:p>
        </text:list-item>
        <text:list-item>
          <text:p text:style-name="P138">Galékid, Chuchmur œuf 2 km</text:p>
        </text:list-item>
        <text:list-item>
          <text:p text:style-name="P139">Séléroc, Solatoc et chartor régionaux</text:p>
        </text:list-item>
        <text:list-item>
          <text:p text:style-name="P140">Chuchmur, tarinor, galekid, chamallot, cacnea, balbuto, Anorith en nids</text:p>
        </text:list-item>
        <text:list-item>
          <text:p text:style-name="P141">Images des Pokemon manquante ajouté</text:p>
        </text:list-item>
        <text:list-item>
          <text:p text:style-name="P142">Suppression des<text:s/>« S » à la fin des unités « Km »</text:p>
        </text:list-item>
        <text:list-item>
          <text:p text:style-name="P143">Refonte de « Évolutions »</text:p>
        </text:list-item>
        <text:list-item>
          <text:p text:style-name="P144">Exportations de tous les onglets de statistiques</text:p>
        </text:list-item>
        <text:list-item>
          <text:p text:style-name="P145">Ajout d’icônes dans les onglets</text:p>
        </text:list-item>
        <text:list-item>
          <text:p text:style-name="P146">Tailles des onglets en fonction du contenu:D</text:p>
        </text:list-item>
      </text:list>
      <text:p text:style-name="P147">24/01/2018 V0.8.25</text:p>
      <text:p text:style-name="P148">Ajout</text:p>
      <text:list text:style-name="WWNum4" text:continue-numbering="true">
        <text:list-item>
          <text:p text:style-name="P149">Clean de l'updateur un peu</text:p>
        </text:list-item>
        <text:list-item>
          <text:p text:style-name="P150">L'updateur demande<text:s/><text:s/>confirmation avant de télécharger les fichiers</text:p>
        </text:list-item>
      </text:list>
      <text:p text:style-name="P151">23/01/2018 V0.8.24</text:p>
      <text:p text:style-name="P152">Ajout</text:p>
      <text:list text:style-name="WWNum4" text:continue-numbering="true">
        <text:list-item>
          <text:p text:style-name="P153">Exporter en jpg affiche désormais l’arrière plan dans l'image exporté.</text:p>
        </text:list-item>
        <text:list-item>
          <text:p text:style-name="P154">Exporter en jpg prend en compte les onglets et les affiches tous</text:p>
        </text:list-item>
        <text:list-item>
          <text:p text:style-name="P155">On peut sélectionner quel partie on veut exporter dans le JPG (pour informations seulement pour le moment)</text:p>
        </text:list-item>
        <text:list-item>
          <text:p text:style-name="P156">Pikachu peut avoir surf :s (direct legacy)</text:p>
        </text:list-item>
        <text:list-item>
          <text:p text:style-name="P157">Dans « vérifier les mise à jour », une croix rouge montre qu'une mise a jour est disponible et un check vert quand c'est déjà à jour</text:p>
        </text:list-item>
        <text:list-item>
          <text:p text:style-name="P158">Ajout de la liste<text:s/>d'IV par level dans information</text:p>
        </text:list-item>
        <text:list-item>
          <text:p text:style-name="P159">Groudon n'est plus présent en raid</text:p>
        </text:list-item>
        <text:list-item>
          <text:p text:style-name="P160">Wailord, Charmina et Élecsprint disponible en sauvage</text:p>
        </text:list-item>
        <text:list-item>
          <text:p text:style-name="P161">Le taux de capture de base ne s'affiche plus pour les Pokémon uniquement disponibles en œuf ou par évolution</text:p>
        </text:list-item>
      </text:list>
      <text:p text:style-name="P162">Bug Fix</text:p>
      <text:list text:style-name="WWNum4" text:continue-numbering="true">
        <text:list-item>
          <text:p text:style-name="P163">Les % de dégâts dans l'onglet « Résistances » de « Informations » son correctement affichés (71,4% au lieux de 71,0%)</text:p>
        </text:list-item>
        <text:list-item>
          <text:p text:style-name="P164">Barbicha a bien 6% de chance de fuite et pas 4,06%</text:p>
        </text:list-item>
      </text:list>
      <text:p text:style-name="P165">19/01/2018 V0.8.23</text:p>
      <text:p text:style-name="P166">Ajout</text:p>
      <text:list text:style-name="WWNum4" text:continue-numbering="true">
        <text:list-item>
          <text:p text:style-name="P167">REFONTE DE INFORMATION</text:p>
        </text:list-item>
        <text:list-item>
          <text:p text:style-name="P168">La fenêtre de chargement à la même icône dans la barre des tâches que l'application</text:p>
        </text:list-item>
      </text:list>
      <text:p text:style-name="P169">Bug Fix</text:p>
      <text:list text:style-name="WWNum4" text:continue-numbering="true">
        <text:list-item>
          <text:p text:style-name="P170">Un bug d'affichage des onglets est résolu quand on clique dessus</text:p>
        </text:list-item>
      </text:list>
      <text:p text:style-name="P171">13/01/2018 V0.8.22</text:p>
      <text:p text:style-name="P172">Ajout</text:p>
      <text:list text:style-name="WWNum4" text:continue-numbering="true">
        <text:list-item>
          <text:p text:style-name="P173">L'application ne peux désormais n'avoir qu'une seule instance active</text:p>
        </text:list-item>
      </text:list>
      <text:p text:style-name="P174">Bug Fix</text:p>
      <text:list text:style-name="WWNum4" text:continue-numbering="true">
        <text:list-item>
          <text:p text:style-name="P175">Les médailles n'affiche plus de mauvaises valeurs</text:p>
        </text:list-item>
      </text:list>
      <text:p text:style-name="P176">12/01/2018 V0.8.21</text:p>
      <text:p text:style-name="P177">Bug Fix</text:p>
      <text:list text:style-name="WWNum4" text:continue-numbering="true">
        <text:list-item>
          <text:p text:style-name="P178">L'exportation en .jpg remarche correctement pour le pokédex</text:p>
        </text:list-item>
        <text:list-item>
          <text:p text:style-name="P179">Wailord n'est plus disponible en sauvage</text:p>
        </text:list-item>
        <text:list-item>
          <text:p text:style-name="P180">Milobelus n'est plus disponible en sauvage</text:p>
        </text:list-item>
      </text:list>
      <text:p text:style-name="P181">12/01/2018 V0.8.20</text:p>
      <text:p text:style-name="P182">Ajout</text:p>
      <text:list text:style-name="WWNum4" text:continue-numbering="true">
        <text:list-item>
          <text:p text:style-name="P183">A propos : Petite modification</text:p>
        </text:list-item>
      </text:list>
      <text:p text:style-name="P184">Bug Fix</text:p>
      <text:list text:style-name="WWNum4" text:continue-numbering="true">
        <text:list-item>
          <text:p text:style-name="P185">Correction de taux de<text:s/>capture, de fuite et d'autres stats pour plusieurs pokémon</text:p>
        </text:list-item>
      </text:list>
      <text:p text:style-name="P186">11/01/2018 V0.8.19</text:p>
      <text:p text:style-name="P187">Ajout</text:p>
      <text:list text:style-name="WWNum4" text:continue-numbering="true">
        <text:list-item>
          <text:p text:style-name="P188">Pokédex : Le bouton inverser les catégories à un effet sur le texte pour mieux comprendre son effet</text:p>
        </text:list-item>
        <text:list-item>
          <text:p text:style-name="P189">Les catégories non disponible en mode inversé sont grisé</text:p>
        </text:list-item>
        <text:list-item>
          <text:p text:style-name="P190">La partie filtre peut désormais être caché/affiché</text:p>
        </text:list-item>
        <text:list-item>
          <text:p text:style-name="P191">La partie évolution refait sont apparition dans un onglet</text:p>
        </text:list-item>
      </text:list>
      <text:p text:style-name="P192">10/01/2018 V0.8.18</text:p>
      <text:p text:style-name="P193">Ajout</text:p>
      <text:list text:style-name="WWNum4" text:continue-numbering="true">
        <text:list-item>
          <text:p text:style-name="P194">Les bulles d'aides s'affiche désormais lorsque l'on passe la souris sur la médaille et non plus sur le titre.</text:p>
        </text:list-item>
        <text:list-item>
          <text:p text:style-name="P195">Les médailles liés au Pokédex sont désormais grisées afin de mieux voir qu'elles sont pas éditables</text:p>
        </text:list-item>
        <text:list-item>
          <text:p text:style-name="P196">Pokedex : Les filtres restent visibles même quand on scroll</text:p>
        </text:list-item>
        <text:list-item>
          <text:p text:style-name="P197">Refonte des filtres !</text:p>
        </text:list-item>
        <text:list-item>
          <text:p text:style-name="P198">Quand on inverse l'affichage elle reste inversé même en changeant de filtre</text:p>
        </text:list-item>
        <text:list-item>
          <text:p text:style-name="P199">Raid EX disponible</text:p>
        </text:list-item>
        <text:list-item>
          <text:p text:style-name="P200">La médaille zarbi à désormais un maximum (26)</text:p>
        </text:list-item>
      </text:list>
      <text:p text:style-name="P201">Bug Fix</text:p>
      <text:list text:style-name="WWNum4" text:continue-numbering="true">
        <text:list-item>
          <text:p text:style-name="P202">Mewtwo a bien 6% de chance de capture de base et non 2%</text:p>
        </text:list-item>
      </text:list>
      <text:p text:style-name="P203">08/01/2018 V0.8.17</text:p>
      <text:p text:style-name="P204">Ajout</text:p>
      <text:list text:style-name="WWNum4" text:continue-numbering="true">
        <text:list-item>
          <text:p text:style-name="P205">Bouton pour rafraîchir l'affichage dans Pokédex (notamment pour le mode possédé/non possédé)</text:p>
        </text:list-item>
        <text:list-item>
          <text:p text:style-name="P206">Les boutons sélectionner tout et<text:s/>désélectionner tout ne sont effectif que sur les Pokémon affchés</text:p>
        </text:list-item>
      </text:list>
      <text:p text:style-name="P207">Bug Fix</text:p>
      <text:list text:style-name="WWNum4" text:continue-numbering="true">
        <text:list-item>
          <text:p text:style-name="P208">Correction de l’affichage des valeurs des médailles correctement mis à jour quand on met à jour le Pokédex</text:p>
        </text:list-item>
        <text:list-item>
          <text:p text:style-name="P209">Correction d'un bug qui faisait que le texte n'avait pas la bonne police quand ont crée un nouveau dresseur</text:p>
        </text:list-item>
        <text:list-item>
          <text:p text:style-name="P210">Correction d'un bug ou mew pouvait apparaître dans le pokédex</text:p>
        </text:list-item>
      </text:list>
      <text:p text:style-name="P211">07/01/2018 V0.8.16</text:p>
      <text:p text:style-name="P212">Ajout</text:p>
      <text:list text:style-name="WWNum4" text:continue-numbering="true">
        <text:list-item>
          <text:p text:style-name="P213">Les bulles d'aide des médailles sont désormais affiché au dessus et non en dessous</text:p>
        </text:list-item>
        <text:list-item>
          <text:p text:style-name="P214">Les bulles d'aides restent plus longtemps affiché</text:p>
        </text:list-item>
        <text:list-item>
          <text:p text:style-name="P215">Couleurs du texte des médailles en fonction du palier</text:p>
        </text:list-item>
        <text:list-item>
          <text:p text:style-name="P216">Taille des médailles augmenté pour être plus visible</text:p>
        </text:list-item>
        <text:list-item>
          <text:p text:style-name="P217">Cadre des médailles ! (en fonction du palier)</text:p>
        </text:list-item>
        <text:list-item>
          <text:p text:style-name="P218">Médailles dresseur classé par pallier et par nom dans chaque palier</text:p>
        </text:list-item>
        <text:list-item>
          <text:p text:style-name="P219">Médailles Type classé par Valeur</text:p>
        </text:list-item>
        <text:list-item>
          <text:p text:style-name="P220">Les médailles lié au Pokédex sont calculé automatiquement et ne sont donc plus modifiable</text:p>
        </text:list-item>
        <text:list-item>
          <text:p text:style-name="P221">Bouton « réinitialiser les filtres » dans Pokédex</text:p>
        </text:list-item>
      </text:list>
      <text:p text:style-name="P222">Bug Fix</text:p>
      <text:list text:style-name="WWNum4" text:continue-numbering="true">
        <text:list-item>
          <text:p text:style-name="P223">Correction de fautes d'orthographes</text:p>
        </text:list-item>
        <text:list-item>
          <text:p text:style-name="P224">Les médailles ne peuvent plus avoir de nombre négatif</text:p>
        </text:list-item>
        <text:list-item>
          <text:p text:style-name="P225">Espace manquant dans<text:s/>les textes de stat journalières</text:p>
        </text:list-item>
      </text:list>
      <text:p text:style-name="P226">06/01/2018 V0.8.15</text:p>
      <text:p text:style-name="P227">Ajout</text:p>
      <text:list text:style-name="WWNum4" text:continue-numbering="true">
        <text:list-item>
          <text:p text:style-name="P228">Ajout des Pokémon présents en nids</text:p>
        </text:list-item>
        <text:list-item>
          <text:p text:style-name="P229">Ajout des Pokémon existant en nid ou pas dans le filtre du Pokédex</text:p>
        </text:list-item>
        <text:list-item>
          <text:p text:style-name="P230">Refonte de la partie statisitques</text:p>
        </text:list-item>
      </text:list>
      <text:p text:style-name="P231">04/01/2018 V0.8.14</text:p>
      <text:p text:style-name="P232">Ajout</text:p>
      <text:list text:style-name="WWNum4" text:continue-numbering="true">
        <text:list-item>
          <text:p text:style-name="P233">Correction de fautes d'orthographes</text:p>
        </text:list-item>
        <text:list-item>
          <text:p text:style-name="P234">Ajustement taille des radio bouton dans Pokedex</text:p>
        </text:list-item>
        <text:list-item>
          <text:p text:style-name="P235">Correction de la taille des listes dans Dégâts effectifs</text:p>
        </text:list-item>
        <text:list-item>
          <text:p text:style-name="P236">Le texte de about n'est plus collé au bord</text:p>
        </text:list-item>
        <text:list-item>
          <text:p text:style-name="P237">Le texte « chargement » n'est plus collé au haut de la fenêtre</text:p>
        </text:list-item>
        <text:list-item>
          <text:p text:style-name="P238">La fenêtre à propos n'est plus transparente<text:s/>et la fenêtre peut se fermer en appuyant sur une touche</text:p>
        </text:list-item>
        <text:list-item>
          <text:p text:style-name="P239">Les fenêtres à propos et de chargement ont désormais une petite bordure grise</text:p>
        </text:list-item>
        <text:list-item>
          <text:p text:style-name="P240">Bouton de l'updateur grisé tant qu'on peut pas cliquer dessus</text:p>
        </text:list-item>
      </text:list>
      <text:p text:style-name="P241">Bug Fix</text:p>
      <text:list text:style-name="WWNum4" text:continue-numbering="true">
        <text:list-item>
          <text:p text:style-name="P242">Lorsque une médaille est sélectionné il ne faut plus<text:s/>deux clic pour en selectionner une autre mais un seul</text:p>
        </text:list-item>
        <text:list-item>
          <text:p text:style-name="P243">Le menu du Pokédex ne se décale plus quand il <text:s/>n'y a pas assez de Pokémon pour faire une ligne</text:p>
        </text:list-item>
        <text:list-item>
          <text:p text:style-name="P244">Le premier item des listes est correctement aligner à gauche</text:p>
        </text:list-item>
      </text:list>
      <text:p text:style-name="P245">03/01/2018 V0.8.13</text:p>
      <text:p text:style-name="P246">Ajout</text:p>
      <text:list text:style-name="WWNum4" text:continue-numbering="true">
        <text:list-item>
          <text:p text:style-name="P247">Stalgamin dans les œufs 5 kms</text:p>
        </text:list-item>
        <text:list-item>
          <text:p text:style-name="P248">Obalie œufs 5 kms</text:p>
        </text:list-item>
        <text:list-item>
          <text:p text:style-name="P249">Quand on veut changer la valeur des médailles, soit c'est 0 et la case se vide, soit c'est pas 0 et le texte est sélectionné.</text:p>
        </text:list-item>
        <text:list-item>
          <text:p text:style-name="P250">Contrôle que ce qui est saisie dans Statistiques est bien un nombre</text:p>
        </text:list-item>
        <text:list-item>
          <text:p text:style-name="P251">Ajustement de la taille des Listes</text:p>
        </text:list-item>
      </text:list>
      <text:p text:style-name="P252">Bug Fix</text:p>
      <text:list text:style-name="WWNum4" text:continue-numbering="true">
        <text:list-item>
          <text:p text:style-name="P253">Kraimose possède bien Phogleur en pré-évolution</text:p>
        </text:list-item>
        <text:list-item>
          <text:p text:style-name="P254">Correction d'un bug de texte en HTML dans IVInterface</text:p>
        </text:list-item>
        <text:list-item>
          <text:p text:style-name="P255">Le trait blanc en bas des listes à disparut</text:p>
        </text:list-item>
      </text:list>
      <text:p text:style-name="P256">02/01/2018 V0.8.12</text:p>
      <text:p text:style-name="P257">Ajout</text:p>
      <text:list text:style-name="WWNum4" text:continue-numbering="true">
        <text:list-item>
          <text:p text:style-name="P258">Amélioration des performances de tri dans Pokédex</text:p>
        </text:list-item>
        <text:list-item>
          <text:p text:style-name="P259">Amélioration des performances d'affichage</text:p>
        </text:list-item>
        <text:list-item>
          <text:p text:style-name="P260">Nouveau splashscreen animé</text:p>
        </text:list-item>
      </text:list>
      <text:p text:style-name="P261">01/01/2018 V0.8.11</text:p>
      <text:p text:style-name="P262">Ajout</text:p>
      <text:list text:style-name="WWNum4" text:continue-numbering="true">
        <text:list-item>
          <text:p text:style-name="P263">Légère modification de texte</text:p>
        </text:list-item>
      </text:list>
      <text:p text:style-name="P264">01/01/2018 V0.8.10</text:p>
      <text:p text:style-name="P265">Ajout</text:p>
      <text:list text:style-name="WWNum4" text:continue-numbering="true">
        <text:list-item>
          <text:p text:style-name="P266">Amélioration de la lisibilité du Pokédex</text:p>
        </text:list-item>
      </text:list>
      <text:p text:style-name="P267">Bug Fix</text:p>
      <text:list text:style-name="WWNum4" text:continue-numbering="true">
        <text:list-item>
          <text:p text:style-name="P268">Correction d'un bug de calcul dans Dégâts effectifs</text:p>
        </text:list-item>
        <text:list-item>
          <text:p text:style-name="P269">Correction d'un bug d'affichage<text:s/>pour les Pokémon uniquement femelle</text:p>
        </text:list-item>
      </text:list>
      <text:p text:style-name="P270">31/12/2017 V0.8.9</text:p>
      <text:p text:style-name="P271">Ajout</text:p>
      <text:list text:style-name="WWNum4" text:continue-numbering="true">
        <text:list-item>
          <text:p text:style-name="P272">Pikachu peut avoir l'attaque cadeau.</text:p>
        </text:list-item>
        <text:list-item>
          <text:p text:style-name="P273">Starters gen 1 dans œuf 5 kms</text:p>
        </text:list-item>
        <text:list-item>
          <text:p text:style-name="P274">Liste d'iv dans « Informations » affiche que pour les valeurs disponible en sauvage, raid et/ou œuf suivant le Pokémon (et plus les demis niveaux)</text:p>
        </text:list-item>
        <text:list-item>
          <text:p text:style-name="P275">Affichage des Listes : Le texte n'est plus collé au bord de la liste afin d'augmenter la lisibilité</text:p>
        </text:list-item>
        <text:list-item>
          <text:p text:style-name="P276">Tri Pokédex : Pokémon qui n'existent pas en sauvage</text:p>
        </text:list-item>
        <text:list-item>
          <text:p text:style-name="P277">Tri Pokédex : Pokémon qui n'existent pas en œuf</text:p>
        </text:list-item>
      </text:list>
      <text:p text:style-name="P278">Bug Fix</text:p>
      <text:list text:style-name="WWNum4" text:continue-numbering="true">
        <text:list-item>
          <text:p text:style-name="P279">La barre de chargement de<text:s/>l'updateur affiche correctement le pourcentage pendant le téléchargement des fichiers (notamment de pokemongo.exe)</text:p>
        </text:list-item>
        <text:list-item>
          <text:p text:style-name="P280">Correction de fautes d'orthographes dans sélectionner tout et désélectionner tout</text:p>
        </text:list-item>
        <text:list-item>
          <text:p text:style-name="P281">Texte dans <text:s/>« A propos » affiché avec le bon espacement entre les phrases</text:p>
        </text:list-item>
        <text:list-item>
          <text:p text:style-name="P282">Le tri par nom dans Pokédex classe correctement les Pokémon avec un accent sur leurs première lettre</text:p>
        </text:list-item>
        <text:list-item>
          <text:p text:style-name="P283">Correction d’artefact visuel quand on scroll dans Pokédex</text:p>
        </text:list-item>
        <text:list-item>
          <text:p text:style-name="P284">La fenêtre de l'application est centré quand on enlève agrandissement</text:p>
        </text:list-item>
      </text:list>
      <text:p text:style-name="P285">23/12/2017 V0.8.8</text:p>
      <text:p text:style-name="P286">Ajout</text:p>
      <text:list text:style-name="WWNum4" text:continue-numbering="true">
        <text:list-item>
          <text:p text:style-name="P287">bonbon gen3 (20 dernier ajouté) + cadoizo</text:p>
        </text:list-item>
      </text:list>
      <text:p text:style-name="P288">23/12/2017 V0.8.7</text:p>
      <text:p text:style-name="P289">Ajout</text:p>
      <text:list text:style-name="WWNum4" text:continue-numbering="true">
        <text:list-item>
          <text:p text:style-name="P290">refonte de la partie médaille dans Statistiques</text:p>
        </text:list-item>
      </text:list>
      <text:p text:style-name="P291">22/12/2017 V0.8.6</text:p>
      <text:p text:style-name="P292">Ajout</text:p>
      <text:list text:style-name="WWNum4" text:continue-numbering="true">
        <text:list-item>
          <text:p text:style-name="P293">Wailmer raid 1</text:p>
        </text:list-item>
        <text:list-item>
          <text:p text:style-name="P294">Wailmer œuf 2 kms</text:p>
        </text:list-item>
        <text:list-item>
          <text:p text:style-name="P295">Stalgamin possible en shiny</text:p>
        </text:list-item>
        <text:list-item>
          <text:p text:style-name="P296">Nénupiot œuf 5 kms</text:p>
        </text:list-item>
        <text:list-item>
          <text:p text:style-name="P297">Carvanha œuf 5 kms</text:p>
        </text:list-item>
        <text:list-item>
          <text:p text:style-name="P298">Barloche œuf 2 kms</text:p>
        </text:list-item>
        <text:list-item>
          <text:p text:style-name="P299">Écrapince œuf 5 kms</text:p>
        </text:list-item>
        <text:list-item>
          <text:p text:style-name="P300">Barpau œuf 10 kms</text:p>
        </text:list-item>
        <text:list-item>
          <text:p text:style-name="P301">Obalie œuf 2 kms</text:p>
        </text:list-item>
        <text:list-item>
          <text:p text:style-name="P302">lovedisc œuf 2 kms</text:p>
        </text:list-item>
        <text:list-item>
          <text:p text:style-name="P303">Confirmation quand on sélectionne tout ou qu'on désélectionne tout</text:p>
        </text:list-item>
        <text:list-item>
          <text:p text:style-name="P304">Statistiques des pokémon : est régional (et classement pokedex)</text:p>
        </text:list-item>
      </text:list>
      <text:p text:style-name="P305">Bug Fix</text:p>
      <text:list text:style-name="WWNum4" text:continue-numbering="true">
        <text:list-item>
          <text:p text:style-name="P306">Liste d'iv ne reste plus<text:s/>affiché quand on ne sélectionne plus de Pokémon (information)</text:p>
        </text:list-item>
        <text:list-item>
          <text:p text:style-name="P307">Afficher les informations (pokedex) ne marchait pas lorsque du texte était écrit dans la barre de recherche de information</text:p>
        </text:list-item>
        <text:list-item>
          <text:p text:style-name="P308">Tarsal a bien 9% de chance de fuite et non pas 4%</text:p>
        </text:list-item>
      </text:list>
      <text:p text:style-name="P309">20/12/2017 V0.8.5</text:p>
      <text:p text:style-name="P310">Ajout</text:p>
      <text:list text:style-name="WWNum4" text:continue-numbering="true">
        <text:list-item>
          <text:p text:style-name="P311">Suite 3 G plus cadoizo</text:p>
        </text:list-item>
        <text:list-item>
          <text:p text:style-name="P312">Ajout de l'attaque « cadeau » de cadoizo</text:p>
        </text:list-item>
        <text:list-item>
          <text:p text:style-name="P313">Mini refonte de « a propos »</text:p>
        </text:list-item>
      </text:list>
      <text:p text:style-name="P314">18/12/2017 V0.8.4</text:p>
      <text:p text:style-name="P315">Ajout</text:p>
      <text:list text:style-name="WWNum4" text:continue-numbering="true">
        <text:list-item>
          <text:p text:style-name="P316">Azurill plus présent en sauvage</text:p>
        </text:list-item>
        <text:list-item>
          <text:p text:style-name="P317">Ajout des statistiques pour évoluer pour Débugant (mode d'affichage par évolution)</text:p>
        </text:list-item>
        <text:list-item>
          <text:p text:style-name="P318">Ajout des km pour évoluer (pour barpau quand il sera la)</text:p>
        </text:list-item>
        <text:list-item>
          <text:p text:style-name="P319">Partie informations : tableau des types</text:p>
        </text:list-item>
        <text:list-item>
          <text:p text:style-name="P320">Partie information : liste des iv max par lvl</text:p>
        </text:list-item>
      </text:list>
      <text:p text:style-name="P321">Bug Fix</text:p>
      <text:list text:style-name="WWNum4" text:continue-numbering="true">
        <text:list-item>
          <text:p text:style-name="P322">Bug dans rechercher corrigé (problème quand la recherche ne donnait rien et en activant le bonus météo)</text:p>
        </text:list-item>
      </text:list>
      <text:p text:style-name="P323">15/12/2017 V0.8.3</text:p>
      <text:p text:style-name="P324">Ajout</text:p>
      <text:list text:style-name="WWNum4" text:continue-numbering="true">
        <text:list-item>
          <text:p text:style-name="P325">Bonbon gen 3</text:p>
        </text:list-item>
        <text:list-item>
          <text:p text:style-name="P326">Icône des Types du jeu plutôt que les vieux moches</text:p>
        </text:list-item>
        <text:list-item>
          <text:p text:style-name="P327">Type affiché dans le pokédex</text:p>
        </text:list-item>
        <text:list-item>
          <text:p text:style-name="P328">Dégâts effectif de l’attaque chargée et rapide</text:p>
        </text:list-item>
        <text:list-item>
          <text:p text:style-name="P329">Ajout de l'option aucun deuxième type dans « Pokédex »</text:p>
        </text:list-item>
      </text:list>
      <text:p text:style-name="P330">Bug Fix</text:p>
      <text:list text:style-name="WWNum4" text:continue-numbering="true">
        <text:list-item>
          <text:p text:style-name="P331">Correction d'un bug qui faisait apparaître des<text:s/>artefacts visuels sur certaine fenêtre transparente (Pokedex)</text:p>
        </text:list-item>
        <text:list-item>
          <text:p text:style-name="P332">Bug dev des types mal intégré en modifiant</text:p>
        </text:list-item>
      </text:list>
      <text:p text:style-name="P333">12/12/2017 V0.8.2</text:p>
      <text:p text:style-name="P334">Ajout</text:p>
      <text:list text:style-name="WWNum4" text:continue-numbering="true">
        <text:list-item>
          <text:p text:style-name="P335">Ajout de filtre dans la partie Liste d'attaque</text:p>
        </text:list-item>
      </text:list>
      <text:p text:style-name="P336">10/12/2017 V0.8.1</text:p>
      <text:p text:style-name="P337">Ajout</text:p>
      <text:list text:style-name="WWNum4" text:continue-numbering="true">
        <text:list-item>
          <text:p text:style-name="P338">Pokémon 3g dans œufs</text:p>
        </text:list-item>
        <text:list-item>
          <text:p text:style-name="P339">Ajout de la météo (partie information)</text:p>
        </text:list-item>
      </text:list>
      <text:p text:style-name="P340">Bug Fix</text:p>
      <text:list text:style-name="WWNum4" text:continue-numbering="true">
        <text:list-item>
          <text:p text:style-name="P341">Absol est bien de type <text:s/>ténèbre</text:p>
        </text:list-item>
      </text:list>
      <text:p text:style-name="P342">09/12/2017 V0.8</text:p>
      <text:p text:style-name="P343">Ajout</text:p>
      <text:list text:style-name="WWNum4" text:continue-numbering="true">
        <text:list-item>
          <text:p text:style-name="P344">Cp maximum en sauvage n’est plus dépendant du niveau dans « Informations »</text:p>
        </text:list-item>
        <text:list-item>
          <text:p text:style-name="P345">Électrode, Élektek et Élekid avec « É » (et d’autres)</text:p>
        </text:list-item>
        <text:list-item>
          <text:p text:style-name="P346">Gen 3 (+50 pokémons)</text:p>
        </text:list-item>
        <text:list-item>
          <text:p text:style-name="P347">10 nouvelles attaques</text:p>
        </text:list-item>
        <text:list-item>
          <text:p text:style-name="P348">refonte de la<text:s/>sélection dans pokédex</text:p>
        </text:list-item>
      </text:list>
      <text:p text:style-name="P349">02/12/2017 V0.7.24</text:p>
      <text:p text:style-name="P350">Ajout</text:p>
      <text:list text:style-name="WWNum4" text:continue-numbering="true">
        <text:list-item>
          <text:p text:style-name="P351">Raikou plus présent en raid</text:p>
        </text:list-item>
        <text:list-item>
          <text:p text:style-name="P352">Liste des pokémons dans les œufs mise à jour</text:p>
        </text:list-item>
        <text:list-item>
          <text:p text:style-name="P353">Genre possible des pokémon aussi affiché dans pokédex en mode evolution.</text:p>
        </text:list-item>
        <text:list-item>
          <text:p text:style-name="P354">Affichage par oeuf</text:p>
        </text:list-item>
      </text:list>
      <text:p text:style-name="P355">30/11/2017 V0.7.23</text:p>
      <text:p text:style-name="P356">Ajout</text:p>
      <text:list text:style-name="WWNum4" text:continue-numbering="true">
        <text:list-item>
          <text:p text:style-name="P357">Dans « Taux de capture » tri possible (et seul les Pokémon disponible en jeu s’affichent)</text:p>
        </text:list-item>
        <text:list-item>
          <text:p text:style-name="P358">Nidoran male et femelle avec symbole<text:s/><text:span text:style-name="T359">♂ et ♀</text:span></text:p>
        </text:list-item>
      </text:list>
      <text:p text:style-name="P360">29/11/2017 V0.7.20</text:p>
      <text:p text:style-name="P361">Ajout</text:p>
      <text:list text:style-name="WWNum4" text:continue-numbering="true">
        <text:list-item>
          <text:p text:style-name="P362">Version mac et linux</text:p>
        </text:list-item>
      </text:list>
      <text:p text:style-name="P363">Bug Fix</text:p>
      <text:list text:style-name="WWNum4" text:continue-numbering="true">
        <text:list-item>
          <text:p text:style-name="P364">Correction d’un bug qui affiché le nom des pokémon sans genre au mauvais endroit dans<text:s/>« pokédex »</text:p>
        </text:list-item>
        <text:list-item>
          <text:p text:style-name="P365">Bug accent médaille</text:p>
        </text:list-item>
      </text:list>
      <text:p text:style-name="P366">27/11/2017 V0.7.18</text:p>
      <text:p text:style-name="P367">Ajout</text:p>
      <text:list text:style-name="WWNum4" text:continue-numbering="true">
        <text:list-item>
          <text:p text:style-name="P368">Classement par % de capture puis par nombre de vu (et non plus par numéro de pokedex) dans « Taux de capture ».</text:p>
        </text:list-item>
      </text:list>
      <text:p text:style-name="P369">26/11/2017 V0.7.16</text:p>
      <text:p text:style-name="P370">Ajout</text:p>
      <text:list text:style-name="WWNum4" text:continue-numbering="true">
        <text:list-item>
          <text:p text:style-name="P371">Suppression de combinaisons impossible dans « Calculateur<text:s/>d’IV »</text:p>
        </text:list-item>
        <text:list-item>
          <text:p text:style-name="P372">Retour de Magicarpe dans les raid niveau 1</text:p>
        </text:list-item>
        <text:list-item>
          <text:p text:style-name="P373">Onglet « taux de capture »</text:p>
        </text:list-item>
        <text:list-item>
          <text:p text:style-name="P374">Updater qui se met a jour auto</text:p>
        </text:list-item>
      </text:list>
      <text:p text:style-name="P375">Bug Fix</text:p>
      <text:list text:style-name="WWNum5">
        <text:list-item>
          <text:p text:style-name="P376">Correction d’un bug qui affiché un message d’erreur en prenant une capture d’écran de l’onglet « Liste des attaques » alors qu’aucune erreur<text:s/>ne se produisait.</text:p>
        </text:list-item>
      </text:list>
      <text:p text:style-name="P377">21/11/2017 V0.7.15</text:p>
      <text:p text:style-name="P378">Ajout</text:p>
      <text:list text:style-name="WWNum5" text:continue-numbering="true">
        <text:list-item>
          <text:p text:style-name="P379">Capture d’onglet en jpg (1mo au lieu de 13mo l’image <text:span text:style-name="T380">😉</text:span>)</text:p>
        </text:list-item>
        <text:list-item>
          <text:p text:style-name="P381">Pokedex en PDF ! (Et autres)</text:p>
        </text:list-item>
        <text:list-item>
          <text:p text:style-name="P382">Message d'erreur si le fichier est utilisé (.jpg et .pdf)</text:p>
        </text:list-item>
        <text:list-item>
          <text:p text:style-name="P383">Ajout d'un onglet exporter (jpg et pdf)</text:p>
        </text:list-item>
      </text:list>
      <text:p text:style-name="P384">19/11/2017 V0.7.14</text:p>
      <text:p text:style-name="P385">Ajout</text:p>
      <text:list text:style-name="WWNum5" text:continue-numbering="true">
        <text:list-item>
          <text:p text:style-name="P386">Ajout d'une ligne merci à Chrales dans « A propos »</text:p>
        </text:list-item>
        <text:list-item>
          <text:p text:style-name="P387">« A propos » mise à jour avec la nouvelle source d’images</text:p>
        </text:list-item>
        <text:list-item>
          <text:p text:style-name="P388">Refonte de la création d'un dresseur au premier lancement</text:p>
        </text:list-item>
      </text:list>
      <text:p text:style-name="P389">Bug Fix</text:p>
      <text:list text:style-name="WWNum5" text:continue-numbering="true">
        <text:list-item>
          <text:p text:style-name="P390">Correction du bug qui déplacé la fenêtre de l'application quand on ouvrait « A propos »</text:p>
        </text:list-item>
      </text:list>
      <text:p text:style-name="P391">18/11/2017 V0.7.13</text:p>
      <text:p text:style-name="P392">Ajout</text:p>
      <text:list text:style-name="WWNum5" text:continue-numbering="true">
        <text:list-item>
          <text:p text:style-name="P393">Ajout d'un splash screen (écran d'attente au chargement de l'appli)</text:p>
        </text:list-item>
        <text:list-item>
          <text:p text:style-name="P394">Léger réajustement d'interface</text:p>
        </text:list-item>
        <text:list-item>
          <text:p text:style-name="P395">Refonte de la partie « Liste d’attaques »</text:p>
        </text:list-item>
        <text:list-item>
          <text:p text:style-name="P396">Suppression du bouton « Voir les attaques » dans « Informations » (suite à la refonte<text:s/>de la partie attaque)</text:p>
        </text:list-item>
        <text:list-item>
          <text:p text:style-name="P397">Ajout de la liste des attaques legacy (plus disponible pour le Pokémon)</text:p>
        </text:list-item>
        <text:list-item>
          <text:p text:style-name="P398">Ajout d'un menu de prise de capture d'onglet (en png) (un peu lourd)</text:p>
        </text:list-item>
        <text:list-item>
          <text:p text:style-name="P399">Ajustement des couleurs en font (Pokedex)</text:p>
        </text:list-item>
        <text:list-item>
          <text:p text:style-name="P400">Couleur du texte de liste d'IV changé (seul le % est coloré)</text:p>
        </text:list-item>
        <text:list-item>
          <text:p text:style-name="P401">Ajout de toutes les attaques</text:p>
        </text:list-item>
        <text:list-item>
          <text:p text:style-name="P402">Vérification d'erreur attaque (ok !)</text:p>
        </text:list-item>
        <text:list-item>
          <text:p text:style-name="P403">La partie taux de capture dans « Informations » à une taille qui s'adapte au nombre de tableau (0 - 1 - 3 - 4)</text:p>
        </text:list-item>
        <text:list-item>
          <text:p text:style-name="P404">Niveau par palier de 0.5 dans « Information »</text:p>
        </text:list-item>
        <text:list-item>
          <text:p text:style-name="P405">Images des Pokémon<text:s/>représentant plus leurs tailles respective (merci Chrales)</text:p>
        </text:list-item>
        <text:list-item>
          <text:p text:style-name="P406">Images de meilleures qualité (type, bonbon...)</text:p>
        </text:list-item>
        <text:list-item>
          <text:p text:style-name="P407">Genre des Pokémon + images !</text:p>
        </text:list-item>
        <text:list-item>
          <text:p text:style-name="P408">Image Pokémon Shiny !</text:p>
        </text:list-item>
        <text:list-item>
          <text:p text:style-name="P409">Pokémon asexué !</text:p>
        </text:list-item>
      </text:list>
      <text:p text:style-name="P410">Bug fix</text:p>
      <text:list text:style-name="WWNum5" text:continue-numbering="true">
        <text:list-item>
          <text:p text:style-name="P411">Les évolutions d'évoli sont affiché dans le bon ordre</text:p>
        </text:list-item>
        <text:list-item>
          <text:p text:style-name="P412">Correction de nom de<text:s/>l'attaque Eclat magique</text:p>
        </text:list-item>
        <text:list-item>
          <text:p text:style-name="P413">Correction de fautes d'orthographes</text:p>
        </text:list-item>
        <text:list-item>
          <text:p text:style-name="P414">Correction d'un problème de calcul dans « Calculateur d'iv »</text:p>
        </text:list-item>
        <text:list-item>
          <text:p text:style-name="P415">Liste des IV correctement classé par % de perfection</text:p>
        </text:list-item>
        <text:list-item>
          <text:p text:style-name="P416">Correction d'un bug ou la liste des attaques plus disponible était mal actualisé</text:p>
        </text:list-item>
        <text:list-item>
          <text:p text:style-name="P417">Correction du nom de l'attaque vent violent</text:p>
        </text:list-item>
        <text:list-item>
          <text:p text:style-name="P418">Attaque correctement classées (accents :))</text:p>
        </text:list-item>
      </text:list>
      <text:p text:style-name="Standard"/>
      <text:p text:style-name="P419">14/11/2017 V0.7.12</text:p>
      <text:p text:style-name="P420">Ajout</text:p>
      <text:list text:style-name="WWNum5" text:continue-numbering="true">
        <text:list-item>
          <text:p text:style-name="P421">Refonte de la partie « Information »</text:p>
        </text:list-item>
        <text:list-item>
          <text:p text:style-name="P422">Amélioration des performances de recherche dans « Informations » et « Calculateur IV »</text:p>
        </text:list-item>
        <text:list-item>
          <text:p text:style-name="P423">Optimisation des listes avec images</text:p>
        </text:list-item>
        <text:list-item>
          <text:p text:style-name="P424">Ajout du niveau du Pokémon dans les tableaux de chance de capture</text:p>
        </text:list-item>
        <text:list-item>
          <text:p text:style-name="P425">Ajout d'un bouton pour voir le combo d'attaque dans l'onglet Attaques</text:p>
        </text:list-item>
        <text:list-item>
          <text:p text:style-name="P426">Arrière-plan de meilleure qualité</text:p>
        </text:list-item>
        <text:list-item>
          <text:p text:style-name="P427">Ajout des Attaque jusqu'à O</text:p>
        </text:list-item>
      </text:list>
      <text:p text:style-name="P428">Bug fix</text:p>
      <text:list text:style-name="WWNum5" text:continue-numbering="true">
        <text:list-item>
          <text:p text:style-name="P429">Correction d'un bug qui laissé des informations dans l'onglet « Informations » alors que la recherche ne donnait pas de résultat</text:p>
        </text:list-item>
        <text:list-item>
          <text:p text:style-name="P430">Correction d'un bug ou certains Pokémon n'apparaissait pas en mode « Afficher par évolution »</text:p>
        </text:list-item>
      </text:list>
      <text:p text:style-name="P431">13/11/2017 V0.7.11</text:p>
      <text:p text:style-name="P432">Ajout</text:p>
      <text:list text:style-name="WWNum5" text:continue-numbering="true">
        <text:list-item>
          <text:p text:style-name="P433">Ajout des pré-évolution</text:p>
        </text:list-item>
        <text:list-item>
          <text:p text:style-name="P434">Classement par<text:s/>évolution !</text:p>
        </text:list-item>
        <text:list-item>
          <text:p text:style-name="P435">Ajout des objets d’évolutions</text:p>
        </text:list-item>
        <text:list-item>
          <text:p text:style-name="P436">Ajout des Attaque jusqu'à L</text:p>
        </text:list-item>
      </text:list>
      <text:p text:style-name="P437">Bug fix</text:p>
      <text:p text:style-name="Standard"><text:tab/>- Correction d'un bug de taille du texte des barres de progression dans Statistiques (médailles)</text:p>
      <text:p text:style-name="P438">09/11/2017 V0.7.10</text:p>
      <text:p text:style-name="P439">Ajout</text:p>
      <text:list text:style-name="WWNum5" text:continue-numbering="true">
        <text:list-item>
          <text:p text:style-name="P440">Tri par type de Pokémon</text:p>
        </text:list-item>
        <text:list-item>
          <text:p text:style-name="P441">Ajout des images des types dans<text:s/>les listes déroulantes (type du Pokémon et type des attaques)</text:p>
        </text:list-item>
        <text:list-item>
          <text:p text:style-name="P442">Refonte du l'interface de tri dans « Pokédex » pour le rendre plus clair</text:p>
        </text:list-item>
      </text:list>
      <text:p text:style-name="P443">Bug fix</text:p>
      <text:list text:style-name="WWNum5" text:continue-numbering="true">
        <text:list-item>
          <text:p text:style-name="P444">Correction de Pokémon n'ayant pas le bon type</text:p>
        </text:list-item>
        <text:list-item>
          <text:p text:style-name="P445">Résolution d'un problème de mauvaise sauvegarde des données des attaques legacy depuis l'updateur</text:p>
        </text:list-item>
      </text:list>
      <text:p text:style-name="P446">08/11/2017 V0.7.9</text:p>
      <text:p text:style-name="P447">Ajout</text:p>
      <text:list text:style-name="WWNum5" text:continue-numbering="true">
        <text:list-item>
          <text:p text:style-name="P448">Informations : Liste d'évolution représentée par les images des Pokémons (cliquable)</text:p>
        </text:list-item>
        <text:list-item>
          <text:p text:style-name="P449">Ajout des attaques des Pokémon jusqu'à G</text:p>
        </text:list-item>
        <text:list-item>
          <text:p text:style-name="P450">Ajout de la liste des attaques qui ne sont plus disponible pour un Pokémon<text:s/>(vide pour le moment)</text:p>
        </text:list-item>
      </text:list>
      <text:list text:style-name="WWNum14">
        <text:list-item>
          <text:p text:style-name="P451">Bug fix-</text:p>
        </text:list-item>
        <text:list-item>
          <text:p text:style-name="P452">Correction de fautes d'orthographes</text:p>
        </text:list-item>
        <text:list-item>
          <text:p text:style-name="P453">Suppression d'une attaque présente en double</text:p>
        </text:list-item>
      </text:list>
      <text:p text:style-name="P454">05/11/2017 V0.7.8</text:p>
      <text:p text:style-name="P455">Ajout</text:p>
      <text:list text:style-name="WWNum14" text:continue-numbering="true">
        <text:list-item>
          <text:p text:style-name="P456">Mise à jour des Pokémon de raid (nouveaux venus et disparition)</text:p>
        </text:list-item>
        <text:list-item>
          <text:p text:style-name="P457">Tenefix et Skelenox dans œuf (et d'autres)</text:p>
        </text:list-item>
        <text:list-item>
          <text:p text:style-name="P458">Tri<text:s/>« Présent dans un œuf » (Pokédex)</text:p>
        </text:list-item>
        <text:list-item>
          <text:p text:style-name="P459">Distance d'œuf dans "informations"</text:p>
        </text:list-item>
        <text:list-item>
          <text:p text:style-name="P460">Ajout des attaques de chaque Pokémons (jusqu'a B pour les attaques)</text:p>
        </text:list-item>
      </text:list>
      <text:p text:style-name="P461">Bug fix</text:p>
      <text:list text:style-name="WWNum14" text:continue-numbering="true">
        <text:list-item>
          <text:p text:style-name="P462">Correction d'un bug qui donnait de mauvaises informations sur un Pokémon possédé ou non si on cliqué trop vite<text:s/>dessus (mais fallait être fort)</text:p>
        </text:list-item>
      </text:list>
      <text:p text:style-name="P463">04/11/2017 V0.7.7</text:p>
      <text:p text:style-name="P464">Ajout</text:p>
      <text:list text:style-name="WWNum14" text:continue-numbering="true">
        <text:list-item>
          <text:p text:style-name="P465">Clean de code (invisible pour l'utilisateur)</text:p>
        </text:list-item>
        <text:list-item>
          <text:p text:style-name="P466">Harmonisation des couleurs</text:p>
        </text:list-item>
      </text:list>
      <text:p text:style-name="P467">Bug fix</text:p>
      <text:list text:style-name="WWNum14" text:continue-numbering="true">
        <text:list-item>
          <text:p text:style-name="P468">Correction d'un bug qui faisait apparaitre des artefacts visuels sur certaine fenêtre transparente</text:p>
        </text:list-item>
      </text:list>
      <text:p text:style-name="P469">03/11/2017 V0.7.6</text:p>
      <text:p text:style-name="P470">Ajout</text:p>
      <text:list text:style-name="WWNum14" text:continue-numbering="true">
        <text:list-item>
          <text:p text:style-name="P471">Ajout de toutes les attaques et début de l'ajout des attaques pour chaque Pokémons</text:p>
        </text:list-item>
      </text:list>
      <text:p text:style-name="P472">02/11/2017 V0.7.5</text:p>
      <text:p text:style-name="P473">Ajout</text:p>
      <text:list text:style-name="WWNum14" text:continue-numbering="true">
        <text:list-item>
          <text:p text:style-name="P474">Ajout de la prise en compte du nouveau niveau max des Pokémon (40 quand Niantic aura vraiment corrigé le truc)</text:p>
        </text:list-item>
        <text:list-item>
          <text:p text:style-name="P475">Ajout de fonctions de tri dans la partie Pokédex</text:p>
        </text:list-item>
      </text:list>
      <text:p text:style-name="P476">31/10/2017 V0.7.4</text:p>
      <text:p text:style-name="P477">Ajout</text:p>
      <text:list text:style-name="WWNum14" text:continue-numbering="true">
        <text:list-item>
          <text:p text:style-name="P478">Mise à jour de l'appli depuis un updateur (et des fichiers)</text:p>
        </text:list-item>
      </text:list>
      <text:p text:style-name="P479">27/10/2017 V0.7.3</text:p>
      <text:p text:style-name="P480">Ajout</text:p>
      <text:list text:style-name="WWNum14" text:continue-numbering="true">
        <text:list-item>
          <text:p text:style-name="P481">Début de mise en place de maj des fichiers de base de l'application (pas encore OP)</text:p>
        </text:list-item>
      </text:list>
      <text:p text:style-name="P482">Bug fix</text:p>
      <text:list text:style-name="WWNum14" text:continue-numbering="true">
        <text:list-item>
          <text:p text:style-name="P483">Correction d'un bug qui faisait que lorsqu’un cliquait droit sur un Pokémon dans Pokédex pour afficher ses informations, elles n’étaient pas affichées correctement.</text:p>
        </text:list-item>
      </text:list>
      <text:p text:style-name="P484">26/10/2017 V0.7.2</text:p>
      <text:p text:style-name="P485">Ajout</text:p>
      <text:list text:style-name="WWNum14" text:continue-numbering="true">
        <text:list-item>
          <text:p text:style-name="P486">Id, Attaque de base, Défense de base, Endurance de base, région, kms copain, Bonbons pour évoluer, chance de<text:s/>capture, chance de fuite, liste d'évolution dans partie « Informations »</text:p>
        </text:list-item>
        <text:list-item>
          <text:p text:style-name="P487">Suppression de combinaison d'IV impossible (meilleure précision et meilleure rapidité de calcul)</text:p>
        </text:list-item>
      </text:list>
      <text:p text:style-name="P488">Bug fix</text:p>
      <text:list text:style-name="WWNum14" text:continue-numbering="true">
        <text:list-item>
          <text:p text:style-name="P489">Correction d'un bug qui faisait apparaitre du texte non désiré dans la partie<text:s/>« Calculateur d'IV », quand on sélectionné un Pokémon dans la partie « Informations »</text:p>
        </text:list-item>
        <text:list-item>
          <text:p text:style-name="P49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text-properties style:font-name="Times New Roman" style:font-name-asian="Lucida Sans Unicode" style:font-name-complex="Tahoma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1LVL1" style:family="text">
      <style:text-properties style:font-name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-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Calibri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Calibri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Calibri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Calibri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Calibri" style:font-name-complex="Calibri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Calibri" style:font-name-complex="Calibri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ien potier</meta:initial-creator>
    <dc:creator>damien potier</dc:creator>
    <meta:creation-date>2017-11-19T07:24:00Z</meta:creation-date>
    <dc:date>2018-08-21T17:56:00Z</dc:date>
    <meta:template xlink:href="Normal.dotm" xlink:type="simple"/>
    <meta:editing-cycles>383</meta:editing-cycles>
    <meta:editing-duration>PT954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9" meta:word-count="3012" meta:character-count="19539" meta:row-count="138" meta:non-whitespace-character-count="16566"/>
  </office:meta>
</office:document-meta>
</file>